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2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 draw:opacity="0%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g>
          <draw:g>
            <svg:title>TexMaths</svg:title>
            <svg:desc>28§display§\fbox{SN}§svg§600§FALSE§</svg:desc>
            <draw:polygon draw:style-name="gr1" draw:text-style-name="P1" draw:layer="layout" svg:width="1.956cm" svg:height="1.412cm" svg:x="13.105cm" svg:y="2.9cm" svg:viewBox="0 0 1957 1413" draw:points="977,1413 0,1413 0,0 1957,0 1957,1413">
              <text:p/>
            </draw:polygon>
            <draw:polygon draw:style-name="gr2" draw:text-style-name="P2" draw:layer="layout" svg:width="1.956cm" svg:height="0.043cm" svg:x="13.105cm" svg:y="2.9cm" svg:viewBox="0 0 1957 44" draw:points="977,44 0,44 0,0 1957,0 1957,44">
              <text:p/>
            </draw:polygon>
            <draw:polygon draw:style-name="gr2" draw:text-style-name="P2" draw:layer="layout" svg:width="0.041cm" svg:height="1.329cm" svg:x="13.105cm" svg:y="2.941cm" svg:viewBox="0 0 42 1330" draw:points="22,1330 0,1330 0,0 42,0 42,1330">
              <text:p/>
            </draw:polygon>
            <draw:path draw:style-name="gr2" draw:text-style-name="P2" draw:layer="layout" svg:width="0.439cm" svg:height="0.756cm" svg:x="13.494cm" svg:y="3.229cm" svg:viewBox="0 0 440 757" svg:d="M291 329l-129-32c-61-14-98-70-98-132 0-74 54-136 129-136 165 0 188 171 193 218 3 6 3 13 14 13 12 0 12-7 12-27v-210c0-17 0-23-12-23-5 0-8 0-14 15l-33 58c-31-32-73-73-160-73-109 0-193 91-193 200 0 89 53 162 129 191 11 4 61 18 131 36 28 6 56 14 84 53 23 26 31 59 31 94 0 73-50 150-131 150-31 0-104-6-157-56-59-59-62-123-62-162-3-9-8-9-11-9-14 0-14 6-14 24v209c0 17 0 27 11 27 6 0 9-4 14-16 0 0 3-2 37-58 30 35 95 74 182 74 114 0 196-104 196-218 0-104-68-189-149-210z">
              <text:p/>
            </draw:path>
            <draw:path draw:style-name="gr2" draw:text-style-name="P2" draw:layer="layout" svg:width="0.674cm" svg:height="0.708cm" svg:x="14.018cm" svg:y="3.253cm" svg:viewBox="0 0 675 709" svg:d="M196 15c-8-15-8-15-28-15h-168v33h28c17 0 36 0 50 2 23 3 23 3 23 24v542c0 29 0 76-101 76v32c34 0 84-2 115-2 33 0 81 2 117 2v-32c-103 0-103-47-103-76v-542c5 6 5 9 11 14l403 622c9 14 9 14 17 14 14 0 14-6 14-26v-574c0-26 0-76 101-76v-33c-34 0-84 3-115 3-34 0-81-3-118-3v33c104 0 104 50 104 76v444z">
              <text:p/>
            </draw:path>
            <draw:polygon draw:style-name="gr2" draw:text-style-name="P2" draw:layer="layout" svg:width="0.041cm" svg:height="1.329cm" svg:x="15.02cm" svg:y="2.941cm" svg:viewBox="0 0 42 1330" draw:points="22,1330 0,1330 0,0 42,0 42,1330">
              <text:p/>
            </draw:polygon>
            <draw:polygon draw:style-name="gr2" draw:text-style-name="P2" draw:layer="layout" svg:width="1.956cm" svg:height="0.043cm" svg:x="13.105cm" svg:y="4.269cm" svg:viewBox="0 0 1957 44" draw:points="977,44 0,44 0,0 1957,0 1957,44">
              <text:p/>
            </draw:polygon>
          </draw:g>
          <draw:line draw:style-name="gr3" draw:text-style-name="P3" xml:id="id1" draw:id="id1" draw:layer="layout" svg:x1="13.104cm" svg:y1="22.5cm" svg:x2="15.184cm" svg:y2="22.5cm">
            <text:p/>
          </draw:line>
          <draw:connector draw:style-name="gr4" draw:text-style-name="P3" draw:layer="layout" draw:type="lines" svg:x1="14.144cm" svg:y1="4.313cm" svg:x2="14.144cm" svg:y2="22.5cm" draw:end-shape="id1" draw:end-glue-point="0" svg:d="M14144 4313v17607 580" svg:viewBox="0 0 1 18188">
            <text:p/>
          </draw:connector>
        </draw:g>
        <draw:g>
          <draw:g>
            <svg:title>TexMaths</svg:title>
            <svg:desc>28§display§\fbox{HN}§svg§600§FALSE§</svg:desc>
            <draw:polygon draw:style-name="gr1" draw:text-style-name="P1" draw:layer="layout" svg:width="2.147cm" svg:height="1.419cm" svg:x="22.204cm" svg:y="2.8cm" svg:viewBox="0 0 2148 1420" draw:points="1075,1420 0,1420 0,0 2148,0 2148,1420">
              <text:p/>
            </draw:polygon>
            <draw:polygon draw:style-name="gr2" draw:text-style-name="P2" draw:layer="layout" svg:width="2.147cm" svg:height="0.043cm" svg:x="22.204cm" svg:y="2.8cm" svg:viewBox="0 0 2148 44" draw:points="1075,44 0,44 0,0 2148,0 2148,44">
              <text:p/>
            </draw:polygon>
            <draw:polygon draw:style-name="gr2" draw:text-style-name="P2" draw:layer="layout" svg:width="0.041cm" svg:height="1.337cm" svg:x="22.204cm" svg:y="2.842cm" svg:viewBox="0 0 42 1338" draw:points="22,1338 0,1338 0,0 42,0 42,1338">
              <text:p/>
            </draw:polygon>
            <draw:path draw:style-name="gr2" draw:text-style-name="P2" draw:layer="layout" svg:width="0.674cm" svg:height="0.712cm" svg:x="22.571cm" svg:y="3.155cm" svg:viewBox="0 0 675 713" svg:d="M574 83c0-39 0-51 79-51h22v-32c-34 3-106 3-146 3-36 0-112 0-145-3v32h22c78 0 78 12 78 51v242h-294v-242c0-39 0-51 79-51h22v-32c-33 3-106 3-145 3-37 0-112 0-146-3v32h22c79 0 79 12 79 51v551c0 34 0 47-79 47h-22v32c34-3 106-3 146-3 36 0 112 0 145 3v-32h-22c-79 0-79-13-79-47v-276h294v276c0 34 0 47-78 47h-22v32c33-3 106-3 145-3 37 0 112 0 146 3v-32h-22c-79 0-79-13-79-47z">
              <text:p/>
            </draw:path>
            <draw:path draw:style-name="gr2" draw:text-style-name="P2" draw:layer="layout" svg:width="0.674cm" svg:height="0.712cm" svg:x="23.31cm" svg:y="3.155cm" svg:viewBox="0 0 675 713" svg:d="M196 15c-8-15-8-15-28-15h-168v32h28c17 0 36 0 50 4 23 2 23 2 23 23v545c0 30 0 77-101 77v32c34 0 84-3 115-3 33 0 81 3 117 3v-32c-103 0-103-47-103-77v-545c5 6 5 9 11 15l403 624c9 15 9 15 17 15 14 0 14-5 14-26v-577c0-27 0-78 101-78v-32c-34 0-84 3-115 3-34 0-81-3-118-3v32c104 0 104 51 104 78v446z">
              <text:p/>
            </draw:path>
            <draw:polygon draw:style-name="gr2" draw:text-style-name="P2" draw:layer="layout" svg:width="0.041cm" svg:height="1.337cm" svg:x="24.31cm" svg:y="2.842cm" svg:viewBox="0 0 42 1338" draw:points="22,1338 0,1338 0,0 42,0 42,1338">
              <text:p/>
            </draw:polygon>
            <draw:polygon draw:style-name="gr2" draw:text-style-name="P2" draw:layer="layout" svg:width="2.147cm" svg:height="0.043cm" svg:x="22.204cm" svg:y="4.176cm" svg:viewBox="0 0 2148 44" draw:points="1075,44 0,44 0,0 2148,0 2148,44">
              <text:p/>
            </draw:polygon>
          </draw:g>
          <draw:line draw:style-name="gr3" draw:text-style-name="P3" xml:id="id2" draw:id="id2" draw:layer="layout" svg:x1="22.204cm" svg:y1="22.5cm" svg:x2="24.284cm" svg:y2="22.5cm">
            <text:p/>
          </draw:line>
          <draw:connector draw:style-name="gr4" draw:text-style-name="P3" draw:layer="layout" draw:type="lines" svg:x1="23.244cm" svg:y1="4.22cm" svg:x2="23.244cm" svg:y2="22.5cm" draw:end-shape="id2" draw:end-glue-point="0" svg:d="M23244 4220v17700 580" svg:viewBox="0 0 1 18281">
            <text:p/>
          </draw:connector>
        </draw:g>
        <draw:g>
          <draw:g>
            <svg:title>TexMaths</svg:title>
            <svg:desc>28§display§\fbox{FUE}§svg§600§FALSE§</svg:desc>
            <draw:polygon draw:style-name="gr1" draw:text-style-name="P1" draw:layer="layout" svg:width="2.721cm" svg:height="1.412cm" svg:x="6.005cm" svg:y="2.9cm" svg:viewBox="0 0 2722 1413" draw:points="1361,1413 0,1413 0,0 2722,0 2722,1413">
              <text:p/>
            </draw:polygon>
            <draw:polygon draw:style-name="gr2" draw:text-style-name="P2" draw:layer="layout" svg:width="2.721cm" svg:height="0.043cm" svg:x="6.005cm" svg:y="2.9cm" svg:viewBox="0 0 2722 44" draw:points="1361,44 0,44 0,0 2722,0 2722,44">
              <text:p/>
            </draw:polygon>
            <draw:polygon draw:style-name="gr2" draw:text-style-name="P2" draw:layer="layout" svg:width="0.041cm" svg:height="1.329cm" svg:x="6.005cm" svg:y="2.941cm" svg:viewBox="0 0 42 1330" draw:points="22,1330 0,1330 0,0 42,0 42,1330">
              <text:p/>
            </draw:polygon>
            <draw:path draw:style-name="gr2" draw:text-style-name="P2" draw:layer="layout" svg:width="0.57cm" svg:height="0.706cm" svg:x="6.372cm" svg:y="3.256cm" svg:viewBox="0 0 571 707" svg:d="M543 0h-543v33h22c79 0 79 11 79 50v541c0 38 0 50-79 50h-22v33c34-4 112-4 151-4s129 0 165 4v-33h-33c-93 0-93-15-93-50v-256h84c96 0 107 35 107 123h22v-276h-22c0 88-11 120-107 120h-84v-262c0-35 3-40 48-40h120c146 0 171 58 188 200h25z">
              <text:p/>
            </draw:path>
            <draw:path draw:style-name="gr2" draw:text-style-name="P2" draw:layer="layout" svg:width="0.674cm" svg:height="0.732cm" svg:x="7.016cm" svg:y="3.253cm" svg:viewBox="0 0 675 733" svg:d="M543 471c0 147-95 230-190 230-48 0-163-27-163-224v-394c0-39 0-50 79-50h22v-33c-33 3-106 3-145 3-37 0-112 0-146-3v33h22c79 0 79 11 79 50v391c0 144 115 259 249 259 115 0 204-97 221-215 3-21 3-33 3-73v-333c0-33 0-79 101-79v-33c-37 0-84 3-118 3-33 0-81-3-117-3v33c103 0 103 50 103 76z">
              <text:p/>
            </draw:path>
            <draw:path draw:style-name="gr2" draw:text-style-name="P2" draw:layer="layout" svg:width="0.612cm" svg:height="0.706cm" svg:x="7.752cm" svg:y="3.256cm" svg:viewBox="0 0 613 707" svg:d="M101 624c0 38 0 50-79 50h-22v33h571l42-268h-25c-25 158-48 235-218 235h-132c-48 0-48-6-48-41v-277h90c95 0 106 33 106 121h26v-277h-26c0 91-11 124-106 124h-90v-251c0-35 0-40 48-40h129c151 0 176 55 193 200h25l-28-233h-557v33h22c79 0 79 11 79 50z">
              <text:p/>
            </draw:path>
            <draw:polygon draw:style-name="gr2" draw:text-style-name="P2" draw:layer="layout" svg:width="0.041cm" svg:height="1.329cm" svg:x="8.685cm" svg:y="2.941cm" svg:viewBox="0 0 42 1330" draw:points="22,1330 0,1330 0,0 42,0 42,1330">
              <text:p/>
            </draw:polygon>
            <draw:polygon draw:style-name="gr2" draw:text-style-name="P2" draw:layer="layout" svg:width="2.721cm" svg:height="0.043cm" svg:x="6.005cm" svg:y="4.269cm" svg:viewBox="0 0 2722 44" draw:points="1361,44 0,44 0,0 2722,0 2722,44">
              <text:p/>
            </draw:polygon>
          </draw:g>
          <draw:line draw:style-name="gr3" draw:text-style-name="P3" xml:id="id3" draw:id="id3" draw:layer="layout" svg:x1="6.304cm" svg:y1="22.5cm" svg:x2="8.384cm" svg:y2="22.5cm">
            <text:p/>
          </draw:line>
          <draw:connector draw:style-name="gr4" draw:text-style-name="P3" draw:layer="layout" draw:type="lines" svg:x1="7.344cm" svg:y1="4.313cm" svg:x2="7.344cm" svg:y2="22.5cm" draw:end-shape="id3" draw:end-glue-point="0" svg:d="M7344 4313v17607 580" svg:viewBox="0 0 1 18188">
            <text:p/>
          </draw:connector>
        </draw:g>
        <draw:g>
          <svg:title>TexMaths</svg:title>
          <svg:desc>20§display§S = \left\lbrace s = \langle i, \mathcal{K},SQN,\kappa,p,p'\rangle \vert \forall i \in I \right\rbrace§svg§600§FALSE§</svg:desc>
          <draw:polygon draw:style-name="gr1" draw:text-style-name="P1" draw:layer="layout" svg:width="11.267cm" svg:height="0.741cm" svg:x="16.132cm" svg:y="1.498cm" svg:viewBox="0 0 11268 742" draw:points="5634,742 0,742 0,0 11268,0 11268,742">
            <text:p/>
          </draw:polygon>
          <draw:path draw:style-name="gr2" draw:text-style-name="P2" draw:layer="layout" svg:width="0.417cm" svg:height="0.513cm" svg:x="16.168cm" svg:y="1.5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2" draw:text-style-name="P2" draw:layer="layout" svg:width="0.469cm" svg:height="0.165cm" svg:x="16.838cm" svg:y="1.804cm" svg:viewBox="0 0 470 166" svg:d="M446 28c10 0 24 0 24-14s-14-14-24-14h-422c-10 0-24 0-24 14s14 14 24 14zM446 166c10 0 24 0 24-14s-14-14-24-14h-422c-10 0-24 0-24 14s14 14 24 14z">
            <text:p/>
          </draw:path>
          <draw:path draw:style-name="gr2" draw:text-style-name="P2" draw:layer="layout" svg:width="0.251cm" svg:height="0.703cm" svg:x="17.592cm" svg:y="1.534cm" svg:viewBox="0 0 252 704" svg:d="M150 94c0-28 18-74 96-78 2-2 6-4 6-8 0-8-6-8-14-8-70 0-136 36-136 88v160c0 28 0 50-28 74-26 20-52 22-68 22-4 2-6 4-6 8 0 8 4 8 12 8 46 4 80 28 88 62 2 8 2 10 2 36v140c0 28 0 52 34 78 28 22 74 28 102 28 8 0 14 0 14-6 0-8-4-8-12-8-44-4-80-26-88-62-2-6-2-8-2-34v-148c0-32-6-44-28-66-16-14-36-22-56-28 58-16 84-48 84-90z">
            <text:p/>
          </draw:path>
          <draw:path draw:style-name="gr2" draw:text-style-name="P2" draw:layer="layout" svg:width="0.259cm" svg:height="0.319cm" svg:x="17.928cm" svg:y="1.75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2" draw:text-style-name="P2" draw:layer="layout" svg:width="0.469cm" svg:height="0.165cm" svg:x="18.456cm" svg:y="1.804cm" svg:viewBox="0 0 470 166" svg:d="M446 28c10 0 24 0 24-14s-14-14-24-14h-422c-10 0-24 0-24 14s14 14 24 14zM446 166c10 0 24 0 24-14s-14-14-24-14h-422c-10 0-24 0-24 14s14 14 24 14z">
            <text:p/>
          </draw:path>
          <draw:path draw:style-name="gr2" draw:text-style-name="P2" draw:layer="layout" svg:width="0.157cm" svg:height="0.703cm" svg:x="19.236cm" svg:y="1.534cm" svg:viewBox="0 0 158 704" svg:d="M156 26c2-6 2-8 2-12 0-8-6-14-14-14-6 0-10 4-16 16l-124 324c-2 4-4 8-4 12 0 2 0 4 4 12l124 324c2 8 6 16 16 16 8 0 14-6 14-14 0-2 0-2-2-10l-126-328z">
            <text:p/>
          </draw:path>
          <draw:path draw:style-name="gr2" draw:text-style-name="P2" draw:layer="layout" svg:width="0.187cm" svg:height="0.473cm" svg:x="19.452cm" svg:y="1.59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2" draw:text-style-name="P2" draw:layer="layout" svg:width="0.083cm" svg:height="0.211cm" svg:x="19.734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495cm" svg:height="0.513cm" svg:x="20.008cm" svg:y="1.566cm" svg:viewBox="0 0 496 514" svg:d="M118 48c-8 154-72 340-114 450-4 8-4 10-4 10 0 6 6 6 8 6 12 0 38-14 48-28 4-4 96-236 116-414 4-28 6-58 6-60 0-10 0-12-8-12s-28 10-42 18c-34 16-60 30-60 42 0 4 4 4 8 4 6 0 8 0 42-16zM492 408c0 0 0-6-8-6-4 0-12 0-22 8-8 6-10 8-14 20-18 52-88 52-88 52-70 0-168-220-168-284 0-12 2-18 26-44 52-52 178-124 210-124 16 0 26 12 26 30 0 4-2 8-2 12s2 8 8 8c2 0 36-4 36-38 0-24-14-42-40-42-48 0-146 56-202 96-30 22-106 76-106 120 0 60 72 212 124 264 24 24 38 34 60 34 54 0 112-30 138-64 20-22 22-40 22-42z">
            <text:p/>
          </draw:path>
          <draw:path draw:style-name="gr2" draw:text-style-name="P2" draw:layer="layout" svg:width="0.083cm" svg:height="0.211cm" svg:x="20.594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417cm" svg:height="0.513cm" svg:x="20.882cm" svg:y="1.5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2" draw:text-style-name="P2" draw:layer="layout" svg:width="0.487cm" svg:height="0.633cm" svg:x="21.35cm" svg:y="1.56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2" draw:text-style-name="P2" draw:layer="layout" svg:width="0.593cm" svg:height="0.481cm" svg:x="21.9cm" svg:y="1.582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2" draw:text-style-name="P2" draw:layer="layout" svg:width="0.083cm" svg:height="0.211cm" svg:x="22.536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347cm" svg:height="0.319cm" svg:x="22.826cm" svg:y="1.7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2" draw:text-style-name="P2" draw:layer="layout" svg:width="0.083cm" svg:height="0.211cm" svg:x="23.252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367cm" svg:height="0.449cm" svg:x="23.482cm" svg:y="1.7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2" draw:text-style-name="P2" draw:layer="layout" svg:width="0.083cm" svg:height="0.211cm" svg:x="23.918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367cm" svg:height="0.449cm" svg:x="24.148cm" svg:y="1.7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2" draw:text-style-name="P2" draw:layer="layout" svg:width="0.125cm" svg:height="0.255cm" svg:x="24.548cm" svg:y="1.496cm" svg:viewBox="0 0 126 256" svg:d="M120 44c4-10 6-14 6-16 0-16-14-28-30-28-20 0-26 16-28 24l-66 214c0 2-2 8-2 8 0 6 16 10 20 10 2 0 4 0 6-8z">
            <text:p/>
          </draw:path>
          <draw:path draw:style-name="gr2" draw:text-style-name="P2" draw:layer="layout" svg:width="0.157cm" svg:height="0.703cm" svg:x="24.76cm" svg:y="1.534cm" svg:viewBox="0 0 158 704" svg:d="M156 364c2-8 2-10 2-12s0-4-2-12l-126-324c-4-12-8-16-16-16s-14 6-14 14c0 2 0 4 4 12l126 326-126 326c-4 8-4 10-4 12 0 8 6 14 14 14 10 0 12-6 16-14z">
            <text:p/>
          </draw:path>
          <draw:path draw:style-name="gr2" draw:text-style-name="P2" draw:layer="layout" svg:width="0.029cm" svg:height="0.703cm" svg:x="25.078cm" svg:y="1.534cm" svg:viewBox="0 0 30 704" svg:d="M30 26c0-14 0-26-14-26-16 0-16 12-16 26v654c0 12 0 24 16 24 14 0 14-12 14-24z">
            <text:p/>
          </draw:path>
          <draw:path draw:style-name="gr2" draw:text-style-name="P2" draw:layer="layout" svg:width="0.391cm" svg:height="0.505cm" svg:x="25.19cm" svg:y="1.574cm" svg:viewBox="0 0 392 506" svg:d="M390 26c2-6 2-8 2-12 0-6-4-14-14-14-8 0-12 8-16 16l-58 156h-214l-60-156c-4-10-6-16-16-16-6 0-14 8-14 14 0 2 0 2 4 12l176 464c4 8 8 16 16 16 10 0 14-8 16-16zM100 200h192l-96 250z">
            <text:p/>
          </draw:path>
          <draw:path draw:style-name="gr2" draw:text-style-name="P2" draw:layer="layout" svg:width="0.187cm" svg:height="0.473cm" svg:x="25.6cm" svg:y="1.59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2" draw:text-style-name="P2" draw:layer="layout" svg:width="0.353cm" svg:height="0.409cm" svg:x="26.076cm" svg:y="1.682cm" svg:viewBox="0 0 354 410" svg:d="M328 218c12 0 26 0 26-14s-14-14-26-14h-300c10-94 90-162 190-162h110c12 0 26 0 26-14s-14-14-26-14h-110c-122 0-218 92-218 204 0 114 96 206 218 206h110c12 0 26 0 26-14s-14-14-26-14h-110c-100 0-180-68-190-164z">
            <text:p/>
          </draw:path>
          <draw:path draw:style-name="gr2" draw:text-style-name="P2" draw:layer="layout" svg:width="0.327cm" svg:height="0.481cm" svg:x="26.706cm" svg:y="1.58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2" draw:text-style-name="P2" draw:layer="layout" svg:width="0.251cm" svg:height="0.703cm" svg:x="27.096cm" svg:y="1.534cm" svg:viewBox="0 0 252 704" svg:d="M102 612c0 28-18 72-96 78-4 0-6 2-6 8s8 6 14 6c68 0 134-34 136-88v-160c0-28 0-50 28-74 24-20 52-22 68-22 2 0 6-4 6-8 0-6-4-6-12-8-46-2-80-28-88-62-2-8-2-10-2-34v-140c0-30 0-52-34-80-28-20-78-28-102-28-6 0-14 0-14 8 0 6 4 6 12 8 44 2 78 24 88 60 2 8 2 8 2 34v148c0 32 6 44 28 66 16 16 36 22 56 28-58 16-84 50-84 90z">
            <text:p/>
          </draw:path>
        </draw:g>
        <draw:line draw:style-name="gr5" draw:text-style-name="P3" draw:layer="layout" svg:x1="7.344cm" svg:y1="8.5cm" svg:x2="14.144cm" svg:y2="8.5cm">
          <text:p/>
        </draw:line>
        <draw:g>
          <svg:title>TexMaths</svg:title>
          <svg:desc>19§display§\text{Attach  Request } (q_1)§svg§600§FALSE§</svg:desc>
          <draw:polygon draw:style-name="gr1" draw:text-style-name="P1" draw:layer="layout" svg:width="5.876cm" svg:height="0.666cm" svg:x="7.755cm" svg:y="7.606cm" svg:viewBox="0 0 5877 667" draw:points="2939,667 0,667 0,0 5877,0 5877,667">
            <text:p/>
          </draw:polygon>
          <draw:path draw:style-name="gr2" draw:text-style-name="P2" draw:layer="layout" svg:width="0.459cm" svg:height="0.48cm" svg:x="7.776cm" svg:y="7.627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2" draw:text-style-name="P2" draw:layer="layout" svg:width="0.21cm" svg:height="0.419cm" svg:x="8.249cm" svg:y="7.693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21cm" svg:height="0.419cm" svg:x="8.507cm" svg:y="7.693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303cm" svg:height="0.307cm" svg:x="8.781cm" svg:y="7.805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text-style-name="P2" draw:layer="layout" svg:width="0.256cm" svg:height="0.307cm" svg:x="9.108cm" svg:y="7.805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2" draw:text-style-name="P2" draw:layer="layout" svg:width="0.337cm" svg:height="0.465cm" svg:x="9.383cm" svg:y="7.64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2" draw:text-style-name="P2" draw:layer="layout" svg:width="0.466cm" svg:height="0.472cm" svg:x="9.978cm" svg:y="7.65cm" svg:viewBox="0 0 467 473" svg:d="M127 220v-172c0-16 0-23 14-25 7-2 26-2 40-2 60 0 136 2 136 101 0 45-17 98-116 98zM268 230c65-15 118-57 118-108 0-65-76-122-175-122h-211v21h17c51 0 51 8 51 32v352c0 25 0 32-51 32h-17v21c25-2 72-2 99-2 25 0 72 0 97 2v-21h-15c-54 0-54-7-54-32v-169h76c12 0 40 0 63 22 27 25 27 46 27 90s0 72 26 97c27 24 65 28 84 28 53 0 64-55 64-74 0-4 0-11-9-11-6 0-6 5-8 11-3 48-26 59-43 59-33 0-38-34-48-97l-9-53c-12-44-44-65-82-78z">
            <text:p/>
          </draw:path>
          <draw:path draw:style-name="gr2" draw:text-style-name="P2" draw:layer="layout" svg:width="0.259cm" svg:height="0.307cm" svg:x="10.463cm" svg:y="7.80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33cm" svg:height="0.427cm" svg:x="10.763cm" svg:y="7.809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2" draw:text-style-name="P2" draw:layer="layout" svg:width="0.337cm" svg:height="0.303cm" svg:x="11.112cm" svg:y="7.80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1.479cm" svg:y="7.80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219cm" svg:height="0.307cm" svg:x="11.779cm" svg:y="7.805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1cm" svg:height="0.419cm" svg:x="12.032cm" svg:y="7.693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157cm" svg:height="0.668cm" svg:x="12.583cm" svg:y="7.60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2" draw:text-style-name="P2" draw:layer="layout" svg:width="0.276cm" svg:height="0.427cm" svg:x="12.802cm" svg:y="7.809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2" draw:text-style-name="P2" draw:layer="layout" svg:width="0.172cm" svg:height="0.311cm" svg:x="13.123cm" svg:y="7.895cm" svg:viewBox="0 0 173 312" svg:d="M106 13c0-13 0-13-13-13-30 30-74 30-93 30v18c11 0 42 0 68-14v240c0 15 0 21-47 21h-17v17c7 0 66-2 83-2 16 0 75 2 86 2v-17h-19c-48 0-48-6-48-21z">
            <text:p/>
          </draw:path>
          <draw:path draw:style-name="gr2" draw:text-style-name="P2" draw:layer="layout" svg:width="0.157cm" svg:height="0.668cm" svg:x="13.41cm" svg:y="7.60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3" draw:layer="layout" svg:x1="14.144cm" svg:y1="8.5cm" svg:x2="23.244cm" svg:y2="8.5cm">
          <text:p/>
        </draw:line>
        <draw:g>
          <svg:title>TexMaths</svg:title>
          <svg:desc>19§latex§\text{AV Request} ($q_1$)§svg§600§FALSE§</svg:desc>
          <draw:polygon draw:style-name="gr1" draw:text-style-name="P1" draw:layer="layout" svg:width="4.819cm" svg:height="0.666cm" svg:x="16.927cm" svg:y="7.706cm" svg:viewBox="0 0 4820 667" draw:points="2409,667 0,667 0,0 4820,0 4820,667">
            <text:p/>
          </draw:polygon>
          <draw:path draw:style-name="gr2" draw:text-style-name="P2" draw:layer="layout" svg:width="0.459cm" svg:height="0.48cm" svg:x="16.948cm" svg:y="7.727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2" draw:text-style-name="P2" draw:layer="layout" svg:width="0.476cm" svg:height="0.472cm" svg:x="17.364cm" svg:y="7.75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2" draw:text-style-name="P2" draw:layer="layout" svg:width="0.466cm" svg:height="0.472cm" svg:x="18.097cm" svg:y="7.75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7 25 27 46 27 90s0 72 26 97c27 24 65 28 84 28 53 0 64-55 64-74 0-4 0-11-9-11-8 0-8 5-8 11-4 48-26 59-43 59-33 0-38-34-48-97l-9-53c-12-44-44-65-82-78z">
            <text:p/>
          </draw:path>
          <draw:path draw:style-name="gr2" draw:text-style-name="P2" draw:layer="layout" svg:width="0.259cm" svg:height="0.307cm" svg:x="18.582cm" svg:y="7.90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cm" svg:height="0.427cm" svg:x="18.882cm" svg:y="7.909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337cm" svg:height="0.303cm" svg:x="19.232cm" svg:y="7.90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9.598cm" svg:y="7.90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219cm" svg:height="0.307cm" svg:x="19.897cm" svg:y="7.905cm" svg:viewBox="0 0 220 308" svg:d="M118 171c15 2 70 13 70 61 0 34-25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2" draw:text-style-name="P2" draw:layer="layout" svg:width="0.21cm" svg:height="0.419cm" svg:x="20.149cm" svg:y="7.793cm" svg:viewBox="0 0 211 420" svg:d="M104 144h95v-20h-95v-124h-17c-2 55-21 127-87 129v15h57v185c0 83 63 91 87 91 48 0 67-47 67-91v-38h-17v38c0 49-21 74-46 74-44 0-44-61-44-72z">
            <text:p/>
          </draw:path>
          <draw:path draw:style-name="gr2" draw:text-style-name="P2" draw:layer="layout" svg:width="0.157cm" svg:height="0.668cm" svg:x="20.696cm" svg:y="7.70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2" draw:text-style-name="P2" draw:layer="layout" svg:width="0.276cm" svg:height="0.427cm" svg:x="20.917cm" svg:y="7.909cm" svg:viewBox="0 0 277 428" svg:d="M277 8c0-4-2-8-7-8-8 0-34 27-46 48-15-37-40-48-63-48-77 0-161 99-161 196 0 66 40 108 89 108 29 0 55-17 78-40-6 23-26 114-28 120-6 19-12 21-50 23-9 0-15 0-15 13 0 0 0 8 10 8 20 0 43-4 66-4s48 4 68 4c4 0 14 0 14-16 0-5-8-5-17-5-33 0-33-6-33-12 0-5 0-9 2-15zM91 289c-40 0-44-51-44-63 0-32 19-104 31-133 21-49 57-78 83-78 44 0 54 53 54 59 0 4-36 150-38 154-12 19-48 61-86 61z">
            <text:p/>
          </draw:path>
          <draw:path draw:style-name="gr2" draw:text-style-name="P2" draw:layer="layout" svg:width="0.172cm" svg:height="0.311cm" svg:x="21.238cm" svg:y="7.995cm" svg:viewBox="0 0 173 312" svg:d="M106 13c0-13 0-13-13-13-30 30-74 30-93 30v18c11 0 42 0 68-14v240c0 15 0 21-47 21h-17v17c7 0 66-2 83-2 16 0 74 2 86 2v-17h-19c-48 0-48-6-48-21z">
            <text:p/>
          </draw:path>
          <draw:path draw:style-name="gr2" draw:text-style-name="P2" draw:layer="layout" svg:width="0.157cm" svg:height="0.668cm" svg:x="21.525cm" svg:y="7.70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6" draw:text-style-name="P4" draw:layer="layout" svg:width="13.2cm" svg:height="2.6cm" svg:x="14.4cm" svg:y="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{if} q_1 = s_{p'} \text{ then }

§svg§600§FALSE§</svg:desc>
          <draw:polygon draw:style-name="gr1" draw:text-style-name="P1" draw:layer="layout" svg:width="4.479cm" svg:height="0.656cm" svg:x="14.522cm" svg:y="9.21cm" svg:viewBox="0 0 4480 657" draw:points="2240,657 0,657 0,0 4480,0 4480,657">
            <text:p/>
          </draw:polygon>
          <draw:path draw:style-name="gr2" draw:text-style-name="P2" draw:layer="layout" svg:width="0.143cm" svg:height="0.447cm" svg:x="14.545cm" svg:y="9.227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2" draw:text-style-name="P2" draw:layer="layout" svg:width="0.217cm" svg:height="0.472cm" svg:x="14.729cm" svg:y="9.20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2" draw:text-style-name="P2" draw:layer="layout" svg:width="0.33cm" svg:height="0.427cm" svg:x="15.157cm" svg:y="9.379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172cm" svg:height="0.311cm" svg:x="15.537cm" svg:y="9.462cm" svg:viewBox="0 0 173 312" svg:d="M106 13c0-13 0-13-13-13-30 30-74 30-93 30v18c11 0 42 0 68-14v240c0 15 0 21-47 21h-17v17c7 0 66-2 83-2 16 0 74 2 86 2v-17h-19c-48 0-48-6-48-21z">
            <text:p/>
          </draw:path>
          <draw:path draw:style-name="gr2" draw:text-style-name="P2" draw:layer="layout" svg:width="0.445cm" svg:height="0.157cm" svg:x="16.01cm" svg:y="9.42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text-style-name="P2" draw:layer="layout" svg:width="0.246cm" svg:height="0.303cm" svg:x="16.711cm" svg:y="9.379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2" draw:text-style-name="P2" draw:layer="layout" svg:width="0.261cm" svg:height="0.297cm" svg:x="16.988cm" svg:y="9.567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text-style-name="P2" draw:layer="layout" svg:width="0.094cm" svg:height="0.176cm" svg:x="17.296cm" svg:y="9.45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21cm" svg:height="0.419cm" svg:x="17.714cm" svg:y="9.263cm" svg:viewBox="0 0 211 420" svg:d="M104 144h95v-20h-95v-124h-17c-2 55-21 127-87 129v15h57v185c0 83 63 91 87 91 48 0 67-48 67-91v-38h-17v38c0 49-19 74-46 74-44 0-44-61-44-72z">
            <text:p/>
          </draw:path>
          <draw:path draw:style-name="gr2" draw:text-style-name="P2" draw:layer="layout" svg:width="0.337cm" svg:height="0.465cm" svg:x="17.982cm" svg:y="9.2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2" draw:text-style-name="P2" draw:layer="layout" svg:width="0.259cm" svg:height="0.307cm" svg:x="18.35cm" svg:y="9.37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7cm" svg:height="0.295cm" svg:x="18.651cm" svg:y="9.379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7 0 53 3 53 38z">
            <text:p/>
          </draw:path>
        </draw:g>
        <draw:g>
          <svg:title>TexMaths</svg:title>
          <svg:desc>19§latex§\text{update } s_p \leftarrow s_{p'} §svg§600§FALSE§</svg:desc>
          <draw:polygon draw:style-name="gr1" draw:text-style-name="P1" draw:layer="layout" svg:width="4.814cm" svg:height="0.656cm" svg:x="15.172cm" svg:y="9.961cm" svg:viewBox="0 0 4815 657" draw:points="2408,657 0,657 0,0 4815,0 4815,657">
            <text:p/>
          </draw:polygon>
          <draw:path draw:style-name="gr2" draw:text-style-name="P2" draw:layer="layout" svg:width="0.337cm" svg:height="0.303cm" svg:x="15.193cm" svg:y="10.1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2" draw:text-style-name="P2" draw:layer="layout" svg:width="0.33cm" svg:height="0.426cm" svg:x="15.562cm" svg:y="10.13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2" draw:text-style-name="P2" draw:layer="layout" svg:width="0.33cm" svg:height="0.472cm" svg:x="15.955cm" svg:y="9.961cm" svg:viewBox="0 0 331 473" svg:d="M232 427v46l99-8v-21c-46 0-52-5-52-38v-406l-97 8v20c48 0 52 4 52 38v145c-19-25-48-42-84-42-80 0-150 66-150 152 0 85 67 152 143 152 43 0 72-23 89-46zM232 249v136c0 14 0 14-8 25-19 32-49 48-78 48-30 0-55-17-70-44-19-27-21-65-21-93 0-25 2-65 21-95 15-21 40-42 76-42 25 0 51 10 72 40 8 11 8 13 8 25z">
            <text:p/>
          </draw:path>
          <draw:path draw:style-name="gr2" draw:text-style-name="P2" draw:layer="layout" svg:width="0.303cm" svg:height="0.307cm" svg:x="16.331cm" svg:y="10.126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2" draw:text-style-name="P2" draw:layer="layout" svg:width="0.21cm" svg:height="0.419cm" svg:x="16.65cm" svg:y="10.014cm" svg:viewBox="0 0 211 420" svg:d="M105 144h95v-21h-95v-123h-18c-1 55-20 127-87 129v15h57v185c0 83 63 91 87 91 48 0 67-48 67-91v-38h-17v38c0 49-19 74-46 74-43 0-43-61-43-73z">
            <text:p/>
          </draw:path>
          <draw:path draw:style-name="gr2" draw:text-style-name="P2" draw:layer="layout" svg:width="0.259cm" svg:height="0.307cm" svg:x="16.916cm" svg:y="10.126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2" draw:text-style-name="P2" draw:layer="layout" svg:width="0.219cm" svg:height="0.307cm" svg:x="17.661cm" svg:y="10.126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2" draw:text-style-name="P2" draw:layer="layout" svg:width="0.261cm" svg:height="0.297cm" svg:x="17.903cm" svg:y="10.31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text-style-name="P2" draw:layer="layout" svg:width="0.594cm" svg:height="0.348cm" svg:x="18.435cm" svg:y="10.083cm" svg:viewBox="0 0 595 349" svg:d="M570 188c13 0 25 0 25-13 0-14-12-14-25-14h-498c38-28 55-55 61-64 30-46 36-88 36-89 0-8-7-8-13-8-12 0-13 2-15 13-16 67-55 122-131 154-8 2-10 4-10 8 0 5 4 5 10 9 70 29 115 82 131 156 2 7 3 9 15 9 6 0 13 0 13-7 0 0-6-44-34-88-13-20-32-43-63-66z">
            <text:p/>
          </draw:path>
          <draw:path draw:style-name="gr2" draw:text-style-name="P2" draw:layer="layout" svg:width="0.246cm" svg:height="0.303cm" svg:x="19.286cm" svg:y="10.13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19.563cm" svg:y="10.31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text-style-name="P2" draw:layer="layout" svg:width="0.094cm" svg:height="0.176cm" svg:x="19.869cm" svg:y="10.204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{ update } s_{p'} \leftarrow \left\lbrace 0,1\right\rbrace^{34} \notin \left\lbrace \right s_p,s_{p'}\vert \forall s \in S\rbrace §svg§600§FALSE§</svg:desc>
          <draw:polygon draw:style-name="gr1" draw:text-style-name="P1" draw:layer="layout" svg:width="11.988cm" svg:height="0.83cm" svg:x="15.217cm" svg:y="10.682cm" svg:viewBox="0 0 11989 831" draw:points="5995,831 0,831 0,0 11989,0 11989,831">
            <text:p/>
          </draw:polygon>
          <draw:path draw:style-name="gr2" draw:text-style-name="P2" draw:layer="layout" svg:width="0.337cm" svg:height="0.303cm" svg:x="15.238cm" svg:y="11.024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2" draw:text-style-name="P2" draw:layer="layout" svg:width="0.33cm" svg:height="0.427cm" svg:x="15.607cm" svg:y="11.024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2" draw:text-style-name="P2" draw:layer="layout" svg:width="0.33cm" svg:height="0.472cm" svg:x="16cm" svg:y="10.855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2" draw:text-style-name="P2" draw:layer="layout" svg:width="0.303cm" svg:height="0.307cm" svg:x="16.376cm" svg:y="11.021cm" svg:viewBox="0 0 304 308" svg:d="M196 251c2 27 21 55 53 55 13 0 55-9 55-65v-38h-17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text-style-name="P2" draw:layer="layout" svg:width="0.21cm" svg:height="0.419cm" svg:x="16.695cm" svg:y="10.909cm" svg:viewBox="0 0 211 420" svg:d="M105 144h95v-20h-95v-124h-18c-1 55-20 127-87 129v15h57v185c0 83 63 91 87 91 48 0 67-47 67-91v-38h-17v38c0 49-19 74-46 74-44 0-43-61-43-72z">
            <text:p/>
          </draw:path>
          <draw:path draw:style-name="gr2" draw:text-style-name="P2" draw:layer="layout" svg:width="0.259cm" svg:height="0.307cm" svg:x="16.961cm" svg:y="11.021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2" draw:text-style-name="P2" draw:layer="layout" svg:width="0.219cm" svg:height="0.307cm" svg:x="17.706cm" svg:y="11.021cm" svg:viewBox="0 0 220 308" svg:d="M118 171c15 2 70 13 70 61 0 34-23 63-76 63-57 0-82-40-93-97-2-8-4-12-9-12-10 0-10 6-10 17v90c0 11 0 15 8 15 3 0 3 0 17-13 0 0 0-2 13-16 29 29 59 29 74 29 78 0 108-44 108-93 0-36-21-55-28-63-23-23-48-28-76-32-38-8-84-17-84-55 0-25 17-52 76-52 74 0 76 61 78 82 2 6 8 6 8 6 9 0 9-4 9-17v-69c0-11 0-15-7-15-4 0-4 0-14 8-2 3-9 9-11 11-25-19-53-19-63-19-83 0-108 46-108 82 0 24 11 43 29 59 22 17 41 21 89 30z">
            <text:p/>
          </draw:path>
          <draw:path draw:style-name="gr2" draw:text-style-name="P2" draw:layer="layout" svg:width="0.261cm" svg:height="0.297cm" svg:x="17.947cm" svg:y="11.2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8.253cm" svg:y="11.099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594cm" svg:height="0.349cm" svg:x="18.66cm" svg:y="10.979cm" svg:viewBox="0 0 595 350" svg:d="M570 188c13 0 25 0 25-13s-12-13-25-13h-498c38-29 55-56 61-65 30-46 36-87 36-89 0-8-7-8-13-8-12 0-14 2-15 13-16 67-55 122-131 154-8 2-10 4-10 8 0 6 4 6 10 9 70 29 115 82 131 156 1 8 3 10 15 10 6 0 13 0 13-8 0 0-6-44-34-87-13-21-32-44-63-67z">
            <text:p/>
          </draw:path>
          <draw:path draw:style-name="gr2" draw:text-style-name="P2" draw:layer="layout" svg:width="0.238cm" svg:height="0.668cm" svg:x="19.524cm" svg:y="10.819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1-6-1-8-1-32v-141c0-31-6-42-27-63-15-13-34-21-53-26 55-16 80-46 80-86z">
            <text:p/>
          </draw:path>
          <draw:path draw:style-name="gr2" draw:text-style-name="P2" draw:layer="layout" svg:width="0.282cm" svg:height="0.461cm" svg:x="19.836cm" svg:y="10.874cm" svg:viewBox="0 0 283 462" svg:d="M283 232c0-53-4-107-26-156-31-65-86-76-114-76-42 0-90 17-118 80-21 45-25 99-25 152 0 51 2 110 30 161 29 56 78 69 111 69 36 0 87-15 117-78 21-46 25-99 25-152zM141 447c-25 0-65-17-78-82-8-40-8-101-8-141 0-43 0-87 6-123 13-80 63-86 80-86 22 0 66 12 79 78 8 38 8 89 8 131 0 50 0 95-8 139-11 63-49 84-79 84z">
            <text:p/>
          </draw:path>
          <draw:path draw:style-name="gr2" draw:text-style-name="P2" draw:layer="layout" svg:width="0.079cm" svg:height="0.2cm" svg:x="20.201cm" svg:y="11.2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21cm" svg:height="0.446cm" svg:x="20.499cm" svg:y="10.874cm" svg:viewBox="0 0 222 447" svg:d="M139 17c0-15 0-17-15-17-42 44-103 44-124 44v21c13 0 53 0 87-19v347c0 25-2 33-62 33h-21v21c24-2 82-2 110-2 27 0 85 0 108 2v-21h-21c-60 0-62-8-62-33z">
            <text:p/>
          </draw:path>
          <draw:path draw:style-name="gr2" draw:text-style-name="P2" draw:layer="layout" svg:width="0.238cm" svg:height="0.668cm" svg:x="20.822cm" svg:y="10.819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2" draw:text-style-name="P2" draw:layer="layout" svg:width="0.216cm" svg:height="0.32cm" svg:x="21.134cm" svg:y="10.673cm" svg:viewBox="0 0 217 321" svg:d="M103 156c38 0 64 25 64 76 0 57-34 74-62 74-19 0-59-4-80-32 22 0 28-17 28-27 0-15-11-25-26-25-14 0-27 8-27 27 0 44 49 72 106 72 65 0 111-43 111-89 0-38-31-74-82-86 49-17 66-53 66-81 0-36-41-65-95-65-51 0-91 25-91 63 0 17 10 24 25 24 13 0 23-9 23-22 0-16-10-25-23-25 15-21 47-27 66-27 21 0 50 12 50 52 0 21-6 41-19 57-15 17-29 19-51 19-12 2-14 2-16 2s-5 0-5 5c0 8 5 8 13 8z">
            <text:p/>
          </draw:path>
          <draw:path draw:style-name="gr2" draw:text-style-name="P2" draw:layer="layout" svg:width="0.231cm" svg:height="0.316cm" svg:x="21.392cm" svg:y="10.669cm" svg:viewBox="0 0 232 317" svg:d="M232 240v-18h-53v-209c0-9 0-13-10-13-6 0-8 0-13 6l-156 216v18h139v39c0 16 0 21-38 21h-14v17c25-1 54-1 71-1 19 0 47 0 72 1v-17h-13c-38 0-38-5-38-21v-39zM143 51v171h-126z">
            <text:p/>
          </draw:path>
          <draw:path draw:style-name="gr2" draw:text-style-name="P2" draw:layer="layout" svg:width="0.261cm" svg:height="0.668cm" svg:x="21.97cm" svg:y="10.819cm" svg:viewBox="0 0 262 669" svg:d="M258 25c4-8 4-12 4-12 0-7-5-13-13-13-6 0-10 2-11 6l-234 638c-4 10-4 12-4 12 0 7 6 13 13 13 10 0 12-4 16-15z">
            <text:p/>
          </draw:path>
          <draw:path draw:style-name="gr2" draw:text-style-name="P2" draw:layer="layout" svg:width="0.335cm" svg:height="0.389cm" svg:x="21.915cm" svg:y="10.95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238cm" svg:height="0.668cm" svg:x="22.538cm" svg:y="10.819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1-6-1-8-1-32v-141c0-31-6-42-27-63-15-13-34-21-53-26 55-16 80-46 80-86z">
            <text:p/>
          </draw:path>
          <draw:path draw:style-name="gr2" draw:text-style-name="P2" draw:layer="layout" svg:width="0.246cm" svg:height="0.303cm" svg:x="23.051cm" svg:y="11.024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3.328cm" svg:y="11.2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79cm" svg:height="0.2cm" svg:x="23.695cm" svg:y="11.2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46cm" svg:height="0.303cm" svg:x="23.968cm" svg:y="11.02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4.246cm" svg:y="11.2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4.554cm" svg:y="11.099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028cm" svg:height="0.668cm" svg:x="24.816cm" svg:y="10.819cm" svg:viewBox="0 0 29 669" svg:d="M29 25c0-14 0-25-14-25-15 0-15 11-15 25v621c0 12 0 23 15 23 14 0 14-11 14-23z">
            <text:p/>
          </draw:path>
          <draw:path draw:style-name="gr2" draw:text-style-name="P2" draw:layer="layout" svg:width="0.371cm" svg:height="0.48cm" svg:x="24.922cm" svg:y="10.855cm" svg:viewBox="0 0 372 481" svg:d="M371 25c1-6 1-8 1-12 0-5-3-13-13-13-8 0-11 8-15 15l-55 148h-203l-57-148c-4-9-6-15-16-15-5 0-13 8-13 13 0 2 0 2 4 12l167 441c4 7 8 15 15 15 10 0 14-8 15-15zM95 190h182l-91 238z">
            <text:p/>
          </draw:path>
          <draw:path draw:style-name="gr2" draw:text-style-name="P2" draw:layer="layout" svg:width="0.246cm" svg:height="0.303cm" svg:x="25.327cm" svg:y="11.02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335cm" svg:height="0.389cm" svg:x="25.846cm" svg:y="10.95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396cm" svg:height="0.488cm" svg:x="26.456cm" svg:y="10.848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7-27-19-85-35-16-3-40-11-46-11-17-8-40-27-40-63 0-53 53-110 116-110 57 0 97 29 97 105 0 20-2 32-2 36 0 2 0 7 8 7 7 0 7-2 9-13z">
            <text:p/>
          </draw:path>
          <draw:path draw:style-name="gr2" draw:text-style-name="P2" draw:layer="layout" svg:width="0.238cm" svg:height="0.668cm" svg:x="26.917cm" svg:y="10.819cm" svg:viewBox="0 0 239 669" svg:d="M97 582c0 26-17 68-91 74-4 0-6 2-6 7 0 6 8 6 13 6 65 0 128-32 130-84v-152c0-26-1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</draw:g>
        <draw:line draw:style-name="gr5" draw:text-style-name="P3" draw:layer="layout" svg:x1="7.344cm" svg:y1="16.388cm" svg:x2="14.135cm" svg:y2="16.388cm">
          <text:p/>
        </draw:line>
        <draw:line draw:style-name="gr5" draw:text-style-name="P3" draw:layer="layout" svg:x1="14.144cm" svg:y1="16.388cm" svg:x2="23.235cm" svg:y2="16.388cm">
          <text:p/>
        </draw:line>
        <draw:custom-shape draw:style-name="gr7" draw:text-style-name="P4" draw:layer="layout" svg:width="13.2cm" svg:height="2.6cm" svg:x="14.4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{if} q_2 = s_{p'} \text{ then }

§svg§600§FALSE§</svg:desc>
          <draw:polygon draw:style-name="gr1" draw:text-style-name="P1" draw:layer="layout" svg:width="4.479cm" svg:height="0.656cm" svg:x="14.723cm" svg:y="17.01cm" svg:viewBox="0 0 4480 657" draw:points="2240,657 0,657 0,0 4480,0 4480,657">
            <text:p/>
          </draw:polygon>
          <draw:path draw:style-name="gr2" draw:text-style-name="P2" draw:layer="layout" svg:width="0.143cm" svg:height="0.447cm" svg:x="14.746cm" svg:y="17.027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2" draw:text-style-name="P2" draw:layer="layout" svg:width="0.217cm" svg:height="0.472cm" svg:x="14.93cm" svg:y="17.00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2" draw:text-style-name="P2" draw:layer="layout" svg:width="0.33cm" svg:height="0.427cm" svg:x="15.358cm" svg:y="17.179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208cm" svg:height="0.311cm" svg:x="15.717cm" svg:y="17.262cm" svg:viewBox="0 0 209 312" svg:d="M209 226h-17c0 12-6 38-12 44-3 2-39 2-47 2h-86c50-44 65-57 94-78 36-29 68-57 68-103 0-57-51-91-110-91s-99 42-99 84c0 24 21 26 25 26 11 0 24-7 24-24 0-8-2-25-26-25 13-34 45-44 68-44 48 0 72 36 72 74 0 42-30 74-45 91l-114 113c-4 3-4 3-4 17h194z">
            <text:p/>
          </draw:path>
          <draw:path draw:style-name="gr2" draw:text-style-name="P2" draw:layer="layout" svg:width="0.445cm" svg:height="0.157cm" svg:x="16.211cm" svg:y="17.22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text-style-name="P2" draw:layer="layout" svg:width="0.246cm" svg:height="0.303cm" svg:x="16.912cm" svg:y="17.179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2" draw:text-style-name="P2" draw:layer="layout" svg:width="0.261cm" svg:height="0.297cm" svg:x="17.189cm" svg:y="17.367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text-style-name="P2" draw:layer="layout" svg:width="0.094cm" svg:height="0.176cm" svg:x="17.497cm" svg:y="17.25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21cm" svg:height="0.419cm" svg:x="17.915cm" svg:y="17.063cm" svg:viewBox="0 0 211 420" svg:d="M104 144h95v-20h-95v-124h-17c-2 55-21 127-87 129v15h57v185c0 83 63 91 87 91 48 0 67-48 67-91v-38h-17v38c0 49-19 74-46 74-44 0-44-61-44-72z">
            <text:p/>
          </draw:path>
          <draw:path draw:style-name="gr2" draw:text-style-name="P2" draw:layer="layout" svg:width="0.337cm" svg:height="0.465cm" svg:x="18.183cm" svg:y="17.01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7 0 53 3 53 38z">
            <text:p/>
          </draw:path>
          <draw:path draw:style-name="gr2" draw:text-style-name="P2" draw:layer="layout" svg:width="0.259cm" svg:height="0.307cm" svg:x="18.551cm" svg:y="17.17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7cm" svg:height="0.295cm" svg:x="18.852cm" svg:y="17.179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7 0 53 3 53 38z">
            <text:p/>
          </draw:path>
        </draw:g>
        <draw:g>
          <svg:title>TexMaths</svg:title>
          <svg:desc>19§latex§\text{update } s_p \leftarrow s_{p'} §svg§600§FALSE§</svg:desc>
          <draw:polygon draw:style-name="gr1" draw:text-style-name="P1" draw:layer="layout" svg:width="4.814cm" svg:height="0.656cm" svg:x="15.472cm" svg:y="17.762cm" svg:viewBox="0 0 4815 657" draw:points="2408,657 0,657 0,0 4815,0 4815,657">
            <text:p/>
          </draw:polygon>
          <draw:path draw:style-name="gr2" draw:text-style-name="P2" draw:layer="layout" svg:width="0.337cm" svg:height="0.303cm" svg:x="15.493cm" svg:y="17.93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2" draw:text-style-name="P2" draw:layer="layout" svg:width="0.33cm" svg:height="0.426cm" svg:x="15.862cm" svg:y="17.931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2" draw:text-style-name="P2" draw:layer="layout" svg:width="0.33cm" svg:height="0.472cm" svg:x="16.255cm" svg:y="17.762cm" svg:viewBox="0 0 331 473" svg:d="M232 427v46l99-8v-21c-46 0-52-5-52-38v-406l-97 8v20c48 0 52 4 52 38v145c-19-25-48-42-84-42-80 0-150 66-150 152 0 85 67 152 143 152 43 0 72-23 89-46zM232 249v136c0 14 0 14-8 25-19 32-49 48-78 48-30 0-55-17-70-44-19-27-21-65-21-93 0-25 2-65 21-95 15-21 40-42 76-42 25 0 51 10 72 40 8 11 8 13 8 25z">
            <text:p/>
          </draw:path>
          <draw:path draw:style-name="gr2" draw:text-style-name="P2" draw:layer="layout" svg:width="0.303cm" svg:height="0.307cm" svg:x="16.631cm" svg:y="17.927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2" draw:text-style-name="P2" draw:layer="layout" svg:width="0.21cm" svg:height="0.419cm" svg:x="16.95cm" svg:y="17.815cm" svg:viewBox="0 0 211 420" svg:d="M105 144h95v-21h-95v-123h-18c-1 55-20 127-87 129v15h57v185c0 83 63 91 87 91 48 0 67-48 67-91v-38h-17v38c0 49-19 74-46 74-43 0-43-61-43-73z">
            <text:p/>
          </draw:path>
          <draw:path draw:style-name="gr2" draw:text-style-name="P2" draw:layer="layout" svg:width="0.259cm" svg:height="0.307cm" svg:x="17.216cm" svg:y="17.927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2" draw:text-style-name="P2" draw:layer="layout" svg:width="0.219cm" svg:height="0.307cm" svg:x="17.961cm" svg:y="17.927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2" draw:text-style-name="P2" draw:layer="layout" svg:width="0.261cm" svg:height="0.297cm" svg:x="18.203cm" svg:y="18.119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text-style-name="P2" draw:layer="layout" svg:width="0.594cm" svg:height="0.348cm" svg:x="18.735cm" svg:y="17.884cm" svg:viewBox="0 0 595 349" svg:d="M570 188c13 0 25 0 25-13 0-14-12-14-25-14h-498c38-28 55-55 61-64 30-46 36-88 36-89 0-8-7-8-13-8-12 0-13 2-15 13-16 67-55 122-131 154-8 2-10 4-10 8 0 5 4 5 10 9 70 29 115 82 131 156 2 7 3 9 15 9 6 0 13 0 13-7 0 0-6-44-34-88-13-20-32-43-63-66z">
            <text:p/>
          </draw:path>
          <draw:path draw:style-name="gr2" draw:text-style-name="P2" draw:layer="layout" svg:width="0.246cm" svg:height="0.303cm" svg:x="19.586cm" svg:y="17.931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19.863cm" svg:y="18.119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text-style-name="P2" draw:layer="layout" svg:width="0.094cm" svg:height="0.176cm" svg:x="20.169cm" svg:y="18.005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{ update } s_{p'} \leftarrow \left\lbrace 0,1\right\rbrace^{34} \notin \left\lbrace \right s_p,s_{p'}\vert \forall s \in S\rbrace §svg§600§FALSE§</svg:desc>
          <draw:polygon draw:style-name="gr1" draw:text-style-name="P1" draw:layer="layout" svg:width="11.988cm" svg:height="0.83cm" svg:x="15.459cm" svg:y="18.403cm" svg:viewBox="0 0 11989 831" draw:points="5995,831 0,831 0,0 11989,0 11989,831">
            <text:p/>
          </draw:polygon>
          <draw:path draw:style-name="gr2" draw:text-style-name="P2" draw:layer="layout" svg:width="0.337cm" svg:height="0.303cm" svg:x="15.48cm" svg:y="18.74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2" draw:text-style-name="P2" draw:layer="layout" svg:width="0.33cm" svg:height="0.427cm" svg:x="15.849cm" svg:y="18.74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2" draw:text-style-name="P2" draw:layer="layout" svg:width="0.33cm" svg:height="0.472cm" svg:x="16.242cm" svg:y="18.576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2" draw:text-style-name="P2" draw:layer="layout" svg:width="0.303cm" svg:height="0.307cm" svg:x="16.618cm" svg:y="18.742cm" svg:viewBox="0 0 304 308" svg:d="M196 251c2 27 21 55 53 55 13 0 55-9 55-65v-38h-17v38c0 38-17 44-25 44-23 0-24-30-24-34v-135c0-29 0-53-25-80-27-25-59-36-91-36-56 0-103 32-103 76 0 21 13 32 32 32 17 0 31-13 31-32 0-8-4-30-34-30 17-23 51-31 72-31 32 0 70 27 70 86v24c-34 2-80 4-123 25-50 23-67 57-67 88 0 53 65 70 108 70 44 0 74-27 88-57zM190 141v66c0 65-48 88-78 88-32 0-61-25-61-59 0-36 29-92 139-95z">
            <text:p/>
          </draw:path>
          <draw:path draw:style-name="gr2" draw:text-style-name="P2" draw:layer="layout" svg:width="0.21cm" svg:height="0.419cm" svg:x="16.937cm" svg:y="18.63cm" svg:viewBox="0 0 211 420" svg:d="M105 144h95v-20h-95v-124h-18c-2 55-20 127-87 129v15h57v185c0 83 63 91 87 91 48 0 67-47 67-91v-38h-17v38c0 49-19 74-46 74-44 0-43-61-43-72z">
            <text:p/>
          </draw:path>
          <draw:path draw:style-name="gr2" draw:text-style-name="P2" draw:layer="layout" svg:width="0.259cm" svg:height="0.307cm" svg:x="17.203cm" svg:y="18.74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2" draw:text-style-name="P2" draw:layer="layout" svg:width="0.219cm" svg:height="0.307cm" svg:x="17.948cm" svg:y="18.74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61cm" svg:height="0.297cm" svg:x="18.189cm" svg:y="18.9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8.495cm" svg:y="18.82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594cm" svg:height="0.349cm" svg:x="18.902cm" svg:y="18.7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2" draw:text-style-name="P2" draw:layer="layout" svg:width="0.238cm" svg:height="0.668cm" svg:x="19.766cm" svg:y="18.54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1-6-1-8-1-32v-141c0-31-6-42-27-63-15-13-34-21-53-26 55-16 80-46 80-86z">
            <text:p/>
          </draw:path>
          <draw:path draw:style-name="gr2" draw:text-style-name="P2" draw:layer="layout" svg:width="0.282cm" svg:height="0.461cm" svg:x="20.078cm" svg:y="18.595cm" svg:viewBox="0 0 283 462" svg:d="M283 232c0-53-4-107-26-156-31-65-86-76-114-76-42 0-90 17-118 80-21 45-25 99-25 152 0 51 2 110 30 161 29 56 78 69 111 69 36 0 87-15 117-78 21-46 25-99 25-152zM141 447c-25 0-65-17-78-82-8-40-8-101-8-141 0-43 0-87 6-123 13-80 62-86 80-86 22 0 66 12 79 78 8 38 8 89 8 131 0 50 0 95-8 139-11 63-49 84-79 84z">
            <text:p/>
          </draw:path>
          <draw:path draw:style-name="gr2" draw:text-style-name="P2" draw:layer="layout" svg:width="0.079cm" svg:height="0.2cm" svg:x="20.443cm" svg:y="18.9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21cm" svg:height="0.446cm" svg:x="20.741cm" svg:y="18.595cm" svg:viewBox="0 0 222 447" svg:d="M139 17c0-15 0-17-15-17-42 44-103 44-124 44v21c13 0 53 0 87-19v347c0 25-1 33-62 33h-21v21c25-2 82-2 110-2 27 0 86 0 108 2v-21h-21c-60 0-62-8-62-33z">
            <text:p/>
          </draw:path>
          <draw:path draw:style-name="gr2" draw:text-style-name="P2" draw:layer="layout" svg:width="0.238cm" svg:height="0.668cm" svg:x="21.064cm" svg:y="18.54cm" svg:viewBox="0 0 239 669" svg:d="M97 582c0 26-17 68-91 74-4 0-6 2-6 7 0 6 8 6 13 6 65 0 128-32 130-84v-152c0-26-1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2" draw:text-style-name="P2" draw:layer="layout" svg:width="0.216cm" svg:height="0.32cm" svg:x="21.376cm" svg:y="18.394cm" svg:viewBox="0 0 217 321" svg:d="M103 156c38 0 64 25 64 76 0 57-34 74-62 74-19 0-59-4-80-32 23 0 28-17 28-27 0-15-11-25-26-25-14 0-27 8-27 27 0 44 49 72 106 72 65 0 111-43 111-89 0-38-31-74-82-86 49-17 66-53 66-81 0-36-41-65-95-65-51 0-91 25-91 63 0 17 10 24 25 24 13 0 23-9 23-22 0-16-10-25-23-25 15-21 47-27 66-27 21 0 50 12 50 52 0 21-6 41-19 57-15 17-29 19-51 19-12 2-14 2-16 2s-5 0-5 5c0 8 5 8 13 8z">
            <text:p/>
          </draw:path>
          <draw:path draw:style-name="gr2" draw:text-style-name="P2" draw:layer="layout" svg:width="0.231cm" svg:height="0.316cm" svg:x="21.634cm" svg:y="18.39cm" svg:viewBox="0 0 232 317" svg:d="M232 240v-18h-53v-209c0-9 0-13-10-13-6 0-7 0-13 6l-156 216v18h139v39c0 16 0 21-38 21h-14v17c25-1 54-1 71-1 19 0 47 0 72 1v-17h-13c-38 0-38-5-38-21v-39zM143 51v171h-126z">
            <text:p/>
          </draw:path>
          <draw:path draw:style-name="gr2" draw:text-style-name="P2" draw:layer="layout" svg:width="0.261cm" svg:height="0.668cm" svg:x="22.212cm" svg:y="18.54cm" svg:viewBox="0 0 262 669" svg:d="M258 25c4-8 4-12 4-12 0-7-5-13-13-13-6 0-10 2-11 6l-234 638c-4 10-4 12-4 12 0 7 6 13 13 13 10 0 12-4 16-15z">
            <text:p/>
          </draw:path>
          <draw:path draw:style-name="gr2" draw:text-style-name="P2" draw:layer="layout" svg:width="0.335cm" svg:height="0.389cm" svg:x="22.157cm" svg:y="18.67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238cm" svg:height="0.668cm" svg:x="22.78cm" svg:y="18.54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2-6-1-8-1-32v-141c0-31-6-42-27-63-15-13-34-21-53-26 55-16 80-46 80-86z">
            <text:p/>
          </draw:path>
          <draw:path draw:style-name="gr2" draw:text-style-name="P2" draw:layer="layout" svg:width="0.246cm" svg:height="0.303cm" svg:x="23.293cm" svg:y="18.745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2" draw:text-style-name="P2" draw:layer="layout" svg:width="0.261cm" svg:height="0.297cm" svg:x="23.57cm" svg:y="18.9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79cm" svg:height="0.2cm" svg:x="23.937cm" svg:y="18.9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46cm" svg:height="0.303cm" svg:x="24.21cm" svg:y="18.745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4.488cm" svg:y="18.9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4.796cm" svg:y="18.82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028cm" svg:height="0.668cm" svg:x="25.058cm" svg:y="18.54cm" svg:viewBox="0 0 29 669" svg:d="M29 25c0-14-1-25-14-25-15 0-15 11-15 25v621c0 12 0 23 15 23 13 0 14-11 14-23z">
            <text:p/>
          </draw:path>
          <draw:path draw:style-name="gr2" draw:text-style-name="P2" draw:layer="layout" svg:width="0.371cm" svg:height="0.48cm" svg:x="25.164cm" svg:y="18.576cm" svg:viewBox="0 0 372 481" svg:d="M371 25c1-6 1-8 1-12 0-5-3-13-13-13-8 0-11 8-15 15l-55 148h-203l-57-148c-4-9-6-15-16-15-5 0-13 8-13 13 0 2 0 2 4 12l167 441c4 7 8 15 15 15 10 0 13-8 15-15zM95 190h182l-91 238z">
            <text:p/>
          </draw:path>
          <draw:path draw:style-name="gr2" draw:text-style-name="P2" draw:layer="layout" svg:width="0.246cm" svg:height="0.303cm" svg:x="25.569cm" svg:y="18.745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335cm" svg:height="0.389cm" svg:x="26.088cm" svg:y="18.67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396cm" svg:height="0.488cm" svg:x="26.698cm" svg:y="18.5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2" draw:text-style-name="P2" draw:layer="layout" svg:width="0.238cm" svg:height="0.668cm" svg:x="27.159cm" svg:y="18.54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</draw:g>
        <draw:g>
          <draw:line draw:style-name="gr3" draw:text-style-name="P3" xml:id="id4" draw:id="id4" draw:layer="layout" svg:x1="1.704cm" svg:y1="22.6cm" svg:x2="3.784cm" svg:y2="22.6cm">
            <text:p/>
          </draw:line>
          <draw:connector draw:style-name="gr4" draw:text-style-name="P3" draw:layer="layout" draw:type="lines" svg:x1="2.744cm" svg:y1="4.254cm" svg:x2="2.744cm" svg:y2="22.6cm" draw:end-shape="id4" draw:end-glue-point="0" svg:d="M2744 4254v17766 580" svg:viewBox="0 0 1 18347">
            <text:p/>
          </draw:connector>
        </draw:g>
        <draw:g>
          <svg:title>TexMaths</svg:title>
          <svg:desc>28§latex§\fbox{UE}§svg§600§FALSE§</svg:desc>
          <draw:polygon draw:style-name="gr1" draw:text-style-name="P1" draw:layer="layout" svg:width="2.079cm" svg:height="1.343cm" svg:x="1.73cm" svg:y="2.956cm" svg:viewBox="0 0 2080 1344" draw:points="1039,1344 0,1344 0,0 2080,0 2080,1344">
            <text:p/>
          </draw:polygon>
          <draw:polygon draw:style-name="gr2" draw:text-style-name="P2" draw:layer="layout" svg:width="2.079cm" svg:height="0.041cm" svg:x="1.73cm" svg:y="2.956cm" svg:viewBox="0 0 2080 42" draw:points="1039,42 0,42 0,0 2080,0 2080,42">
            <text:p/>
          </draw:polygon>
          <draw:polygon draw:style-name="gr2" draw:text-style-name="P2" draw:layer="layout" svg:width="0.041cm" svg:height="1.265cm" svg:x="1.73cm" svg:y="2.995cm" svg:viewBox="0 0 42 1266" draw:points="22,1266 0,1266 0,0 42,0 42,1266">
            <text:p/>
          </draw:polygon>
          <draw:path draw:style-name="gr2" draw:text-style-name="P2" draw:layer="layout" svg:width="0.674cm" svg:height="0.696cm" svg:x="2.097cm" svg:y="3.292cm" svg:viewBox="0 0 675 697" svg:d="M543 448c0 140-95 218-190 218-48 0-163-25-163-212v-376c0-36 0-47 79-47h22v-31c-33 3-106 3-145 3-37 0-112 0-146-3v31h22c79 0 79 11 79 47v373c0 137 115 246 249 246 115 0 204-92 221-204 3-20 3-31 3-70v-317c0-30 0-75 101-75v-31c-37 0-84 3-118 3s-81-3-117-3v31c103 0 103 47 103 73z">
            <text:p/>
          </draw:path>
          <draw:path draw:style-name="gr2" draw:text-style-name="P2" draw:layer="layout" svg:width="0.612cm" svg:height="0.671cm" svg:x="2.836cm" svg:y="3.295cm" svg:viewBox="0 0 613 672" svg:d="M101 594c0 36 0 47-79 47h-22v31h571l42-255h-25c-25 151-48 224-218 224h-132c-48 0-48-5-48-39v-263h90c95 0 106 31 106 115h26v-264h-26c0 87-11 118-106 118h-90v-238c0-34 0-39 48-39h129c151 0 176 53 193 190h25l-28-221h-557v31h22c79 0 79 11 79 47z">
            <text:p/>
          </draw:path>
          <draw:polygon draw:style-name="gr2" draw:text-style-name="P2" draw:layer="layout" svg:width="0.041cm" svg:height="1.265cm" svg:x="3.768cm" svg:y="2.995cm" svg:viewBox="0 0 42 1266" draw:points="22,1266 0,1266 0,0 42,0 42,1266">
            <text:p/>
          </draw:polygon>
          <draw:polygon draw:style-name="gr2" draw:text-style-name="P2" draw:layer="layout" svg:width="2.079cm" svg:height="0.041cm" svg:x="1.73cm" svg:y="4.258cm" svg:viewBox="0 0 2080 42" draw:points="1039,42 0,42 0,0 2080,0 2080,42">
            <text:p/>
          </draw:polygon>
        </draw:g>
        <draw:custom-shape draw:style-name="gr8" draw:text-style-name="P4" draw:layer="layout" svg:width="10.4cm" svg:height="1.9cm" svg:x="17.2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i, \mathcal{K},SQN, \kappa,p,p' \leftarrow s \in S \text{ where }§svg§600§FALSE§</svg:desc>
          <draw:polygon draw:style-name="gr1" draw:text-style-name="P1" draw:layer="layout" svg:width="9.573cm" svg:height="0.666cm" svg:x="17.6cm" svg:y="5.193cm" svg:viewBox="0 0 9574 667" draw:points="4786,667 0,667 0,0 9574,0 9574,667">
            <text:p/>
          </draw:polygon>
          <draw:path draw:style-name="gr2" draw:text-style-name="P2" draw:layer="layout" svg:width="0.178cm" svg:height="0.449cm" svg:x="17.619cm" svg:y="5.286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2" draw:text-style-name="P2" draw:layer="layout" svg:width="0.079cm" svg:height="0.2cm" svg:x="17.887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47cm" svg:height="0.487cm" svg:x="18.147cm" svg:y="5.258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2" draw:text-style-name="P2" draw:layer="layout" svg:width="0.079cm" svg:height="0.2cm" svg:x="18.702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96cm" svg:height="0.487cm" svg:x="18.977cm" svg:y="5.25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2" draw:text-style-name="P2" draw:layer="layout" svg:width="0.463cm" svg:height="0.601cm" svg:x="19.422cm" svg:y="5.258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2" draw:text-style-name="P2" draw:layer="layout" svg:width="0.563cm" svg:height="0.457cm" svg:x="19.945cm" svg:y="5.27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2" draw:text-style-name="P2" draw:layer="layout" svg:width="0.079cm" svg:height="0.2cm" svg:x="20.547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3cm" svg:height="0.303cm" svg:x="20.824cm" svg:y="5.432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2" draw:text-style-name="P2" draw:layer="layout" svg:width="0.079cm" svg:height="0.2cm" svg:x="21.229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49cm" svg:height="0.427cm" svg:x="21.447cm" svg:y="5.432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2" draw:text-style-name="P2" draw:layer="layout" svg:width="0.079cm" svg:height="0.2cm" svg:x="21.862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49cm" svg:height="0.427cm" svg:x="22.08cm" svg:y="5.432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2" draw:text-style-name="P2" draw:layer="layout" svg:width="0.119cm" svg:height="0.242cm" svg:x="22.46cm" svg:y="5.191cm" svg:viewBox="0 0 120 243" svg:d="M114 42c4-10 6-13 6-15 0-16-14-27-29-27-19 0-25 15-26 23l-63 203c0 2-2 8-2 8 0 5 15 9 19 9 2 0 4 0 6-7z">
            <text:p/>
          </draw:path>
          <draw:path draw:style-name="gr2" draw:text-style-name="P2" draw:layer="layout" svg:width="0.594cm" svg:height="0.349cm" svg:x="22.848cm" svg:y="5.387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2" draw:text-style-name="P2" draw:layer="layout" svg:width="0.246cm" svg:height="0.303cm" svg:x="23.699cm" svg:y="5.432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2" draw:text-style-name="P2" draw:layer="layout" svg:width="0.335cm" svg:height="0.389cm" svg:x="24.218cm" svg:y="5.36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396cm" svg:height="0.487cm" svg:x="24.828cm" svg:y="5.25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2" draw:text-style-name="P2" draw:layer="layout" svg:width="0.459cm" svg:height="0.295cm" svg:x="25.475cm" svg:y="5.44cm" svg:viewBox="0 0 460 296" svg:d="M403 65c11-35 32-44 57-44v-21c-15 2-34 2-50 2-19 0-49-2-62-2v21c24 0 40 13 40 32 0 4 0 6-4 14l-61 172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2" draw:text-style-name="P2" draw:layer="layout" svg:width="0.337cm" svg:height="0.465cm" svg:x="25.968cm" svg:y="5.26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2" draw:text-style-name="P2" draw:layer="layout" svg:width="0.259cm" svg:height="0.307cm" svg:x="26.334cm" svg:y="5.4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225cm" svg:height="0.295cm" svg:x="26.633cm" svg:y="5.432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2" draw:text-style-name="P2" draw:layer="layout" svg:width="0.259cm" svg:height="0.307cm" svg:x="26.893cm" svg:y="5.4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g>
          <svg:title>TexMaths</svg:title>
          <svg:desc>19§latex§s_p = PMSI, s_{p'} = P_{new}§svg§600§FALSE§</svg:desc>
          <draw:polygon draw:style-name="gr1" draw:text-style-name="P1" draw:layer="layout" svg:width="6.9cm" svg:height="0.649cm" svg:x="19.101cm" svg:y="6.016cm" svg:viewBox="0 0 6901 650" draw:points="3451,650 0,650 0,0 6901,0 6901,650">
            <text:p/>
          </draw:polygon>
          <draw:path draw:style-name="gr2" draw:text-style-name="P2" draw:layer="layout" svg:width="0.219cm" svg:height="0.307cm" svg:x="19.124cm" svg:y="6.17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61cm" svg:height="0.297cm" svg:x="19.363cm" svg:y="6.36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2" draw:text-style-name="P2" draw:layer="layout" svg:width="0.446cm" svg:height="0.157cm" svg:x="19.895cm" svg:y="6.2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0.591cm" svg:y="6.01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1.113cm" svg:y="6.016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8l91-364 59 416c0 7 2 15 9 15 8 0 12-8 15-11l270-426-95 386c-7 24-7 30-61 30-11 0-19 0-19 13 0 8 8 8 10 8 19 0 65-2 84-2 26 0 57 2 83 2 4 0 13 0 13-13 0-8-5-8-19-8-24 0-43 0-43-11 0-4 0-4 4-17z">
            <text:p/>
          </draw:path>
          <draw:path draw:style-name="gr2" draw:text-style-name="P2" draw:layer="layout" svg:width="0.396cm" svg:height="0.487cm" svg:x="21.841cm" svg:y="6.001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20-85-35-16-4-40-11-46-11-17-8-40-27-40-63 0-53 53-110 116-110 57 0 97 29 97 105 0 20-2 32-2 36 0 2 0 7 8 7 7 0 7-2 9-13z">
            <text:p/>
          </draw:path>
          <draw:path draw:style-name="gr2" draw:text-style-name="P2" draw:layer="layout" svg:width="0.311cm" svg:height="0.457cm" svg:x="22.276cm" svg:y="6.016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text-style-name="P2" draw:layer="layout" svg:width="0.079cm" svg:height="0.2cm" svg:x="22.658cm" svg:y="6.4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246cm" svg:height="0.303cm" svg:x="22.932cm" svg:y="6.178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3.209cm" svg:y="6.36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3.515cm" svg:y="6.252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446cm" svg:height="0.157cm" svg:x="23.921cm" svg:y="6.2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4.615cm" svg:y="6.01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5.041cm" svg:y="6.366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5.379cm" svg:y="6.3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text-style-name="P2" draw:layer="layout" svg:width="0.343cm" svg:height="0.212cm" svg:x="25.624cm" svg:y="6.3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custom-shape draw:style-name="gr8" draw:text-style-name="P4" draw:layer="layout" svg:width="4.3cm" svg:height="1.2cm" svg:x="0.4cm" svg:y="5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text-style-name="P1" draw:layer="layout" svg:width="3.744cm" svg:height="0.588cm" svg:x="0.789cm" svg:y="5.416cm" svg:viewBox="0 0 3745 589" draw:points="1873,589 0,589 0,0 3745,0 3745,589">
            <text:p/>
          </draw:polygon>
          <draw:path draw:style-name="gr2" draw:text-style-name="P2" draw:layer="layout" svg:width="0.478cm" svg:height="0.457cm" svg:x="0.816cm" svg:y="5.4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67cm" svg:height="0.457cm" svg:x="1.338cm" svg:y="5.4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text-style-name="P2" draw:layer="layout" svg:width="0.396cm" svg:height="0.487cm" svg:x="2.066cm" svg:y="5.401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text-style-name="P2" draw:layer="layout" svg:width="0.311cm" svg:height="0.457cm" svg:x="2.501cm" svg:y="5.4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text-style-name="P2" draw:layer="layout" svg:width="0.079cm" svg:height="0.2cm" svg:x="2.883cm" svg:y="5.8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478cm" svg:height="0.457cm" svg:x="3.149cm" svg:y="5.4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286cm" svg:height="0.212cm" svg:x="3.573cm" svg:y="5.76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3.913cm" svg:y="5.76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text-style-name="P2" draw:layer="layout" svg:width="0.343cm" svg:height="0.212cm" svg:x="4.156cm" svg:y="5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8" draw:text-style-name="P4" draw:layer="layout" svg:width="7.2cm" svg:height="1.8cm" svg:x="20.4cm" svg:y="19.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s_p \neq PMSI, P_{new}§svg§600§FALSE§</svg:desc>
          <draw:polygon draw:style-name="gr1" draw:text-style-name="P1" draw:layer="layout" svg:width="5.207cm" svg:height="0.657cm" svg:x="20.596cm" svg:y="19.915cm" svg:viewBox="0 0 5208 658" draw:points="2605,658 0,658 0,0 5208,0 5208,658">
            <text:p/>
          </draw:polygon>
          <draw:path draw:style-name="gr2" draw:text-style-name="P2" draw:layer="layout" svg:width="0.219cm" svg:height="0.307cm" svg:x="20.619cm" svg:y="20.081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61cm" svg:height="0.297cm" svg:x="20.858cm" svg:y="20.2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333cm" svg:height="0.624cm" svg:x="21.447cm" svg:y="19.9cm" svg:viewBox="0 0 334 625" svg:d="M331 27c3-10 3-12 3-14 0-3-3-13-13-13-7 0-9 4-13 13l-302 586c-6 9-6 9-6 13s4 13 13 13c8 0 10-5 16-13z">
            <text:p/>
          </draw:path>
          <draw:path draw:style-name="gr2" draw:text-style-name="P2" draw:layer="layout" svg:width="0.446cm" svg:height="0.157cm" svg:x="21.39cm" svg:y="20.13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2.086cm" svg:y="19.9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2.608cm" svg:y="19.92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2" draw:text-style-name="P2" draw:layer="layout" svg:width="0.396cm" svg:height="0.488cm" svg:x="23.336cm" svg:y="19.9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2" draw:text-style-name="P2" draw:layer="layout" svg:width="0.311cm" svg:height="0.457cm" svg:x="23.771cm" svg:y="19.9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2" draw:text-style-name="P2" draw:layer="layout" svg:width="0.079cm" svg:height="0.201cm" svg:x="24.153cm" svg:y="20.30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2" draw:text-style-name="P2" draw:layer="layout" svg:width="0.478cm" svg:height="0.457cm" svg:x="24.419cm" svg:y="19.9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4.843cm" svg:y="20.273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5.181cm" svg:y="20.2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text-style-name="P2" draw:layer="layout" svg:width="0.343cm" svg:height="0.212cm" svg:x="25.426cm" svg:y="20.2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</draw:g>
        <draw:custom-shape draw:style-name="gr8" draw:text-style-name="P4" draw:layer="layout" svg:width="4.293cm" svg:height="1.2cm" svg:x="0.4cm" svg:y="19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text-style-name="P1" draw:layer="layout" svg:width="3.744cm" svg:height="0.588cm" svg:x="0.682cm" svg:y="20.117cm" svg:viewBox="0 0 3745 589" draw:points="1873,589 0,589 0,0 3745,0 3745,589">
            <text:p/>
          </draw:polygon>
          <draw:path draw:style-name="gr2" draw:text-style-name="P2" draw:layer="layout" svg:width="0.478cm" svg:height="0.457cm" svg:x="0.709cm" svg:y="20.11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67cm" svg:height="0.457cm" svg:x="1.231cm" svg:y="20.11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text-style-name="P2" draw:layer="layout" svg:width="0.396cm" svg:height="0.487cm" svg:x="1.959cm" svg:y="20.102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text-style-name="P2" draw:layer="layout" svg:width="0.311cm" svg:height="0.457cm" svg:x="2.394cm" svg:y="20.11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text-style-name="P2" draw:layer="layout" svg:width="0.079cm" svg:height="0.2cm" svg:x="2.776cm" svg:y="20.50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478cm" svg:height="0.457cm" svg:x="3.042cm" svg:y="20.11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286cm" svg:height="0.212cm" svg:x="3.466cm" svg:y="20.46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3.806cm" svg:y="20.46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text-style-name="P2" draw:layer="layout" svg:width="0.343cm" svg:height="0.212cm" svg:x="4.049cm" svg:y="20.46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8" draw:text-style-name="P4" draw:layer="layout" svg:width="4.3cm" svg:height="1.2cm" svg:x="0.4cm" svg:y="1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text-style-name="P1" draw:layer="layout" svg:width="3.744cm" svg:height="0.588cm" svg:x="0.689cm" svg:y="12.216cm" svg:viewBox="0 0 3745 589" draw:points="1873,589 0,589 0,0 3745,0 3745,589">
            <text:p/>
          </draw:polygon>
          <draw:path draw:style-name="gr2" draw:text-style-name="P2" draw:layer="layout" svg:width="0.478cm" svg:height="0.457cm" svg:x="0.716cm" svg:y="12.2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67cm" svg:height="0.457cm" svg:x="1.238cm" svg:y="12.2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text-style-name="P2" draw:layer="layout" svg:width="0.396cm" svg:height="0.487cm" svg:x="1.966cm" svg:y="12.201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text-style-name="P2" draw:layer="layout" svg:width="0.311cm" svg:height="0.457cm" svg:x="2.401cm" svg:y="12.2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text-style-name="P2" draw:layer="layout" svg:width="0.079cm" svg:height="0.2cm" svg:x="2.783cm" svg:y="12.6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478cm" svg:height="0.457cm" svg:x="3.049cm" svg:y="12.2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286cm" svg:height="0.212cm" svg:x="3.473cm" svg:y="12.56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3.813cm" svg:y="12.56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text-style-name="P2" draw:layer="layout" svg:width="0.343cm" svg:height="0.212cm" svg:x="4.056cm" svg:y="12.5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8" draw:text-style-name="P4" draw:layer="layout" svg:width="7.793cm" svg:height="1.9cm" svg:x="19.8cm" svg:y="1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s_p = P_{new} §svg§600§FALSE§</svg:desc>
          <draw:polygon draw:style-name="gr1" draw:text-style-name="P1" draw:layer="layout" svg:width="2.874cm" svg:height="0.649cm" svg:x="20.898cm" svg:y="12cm" svg:viewBox="0 0 2875 650" draw:points="1438,650 0,650 0,0 2875,0 2875,650">
            <text:p/>
          </draw:polygon>
          <draw:path draw:style-name="gr2" draw:text-style-name="P2" draw:layer="layout" svg:width="0.219cm" svg:height="0.307cm" svg:x="20.921cm" svg:y="12.158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61cm" svg:height="0.297cm" svg:x="21.16cm" svg:y="12.3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446cm" svg:height="0.157cm" svg:x="21.692cm" svg:y="12.2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2.388cm" svg:y="1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2.811cm" svg:y="12.3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3.152cm" svg:y="12.3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text-style-name="P2" draw:layer="layout" svg:width="0.343cm" svg:height="0.212cm" svg:x="23.395cm" svg:y="12.3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 s_{p'} \neq PMSI, P_{new}§svg§600§FALSE§</svg:desc>
          <draw:polygon draw:style-name="gr1" draw:text-style-name="P1" draw:layer="layout" svg:width="5.387cm" svg:height="0.657cm" svg:x="20.671cm" svg:y="20.75cm" svg:viewBox="0 0 5388 658" draw:points="2694,658 0,658 0,0 5388,0 5388,658">
            <text:p/>
          </draw:polygon>
          <draw:path draw:style-name="gr2" draw:text-style-name="P2" draw:layer="layout" svg:width="0.219cm" svg:height="0.307cm" svg:x="20.694cm" svg:y="20.916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2" draw:text-style-name="P2" draw:layer="layout" svg:width="0.261cm" svg:height="0.297cm" svg:x="20.933cm" svg:y="21.108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text-style-name="P2" draw:layer="layout" svg:width="0.094cm" svg:height="0.176cm" svg:x="21.241cm" svg:y="20.994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333cm" svg:height="0.624cm" svg:x="21.703cm" svg:y="20.735cm" svg:viewBox="0 0 334 625" svg:d="M331 27c3-10 3-12 3-14 0-3-3-13-13-13-8 0-9 4-13 13l-302 586c-6 9-6 9-6 13s4 13 13 13c8 0 10-5 15-13z">
            <text:p/>
          </draw:path>
          <draw:path draw:style-name="gr2" draw:text-style-name="P2" draw:layer="layout" svg:width="0.445cm" svg:height="0.157cm" svg:x="21.646cm" svg:y="20.96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text-style-name="P2" draw:layer="layout" svg:width="0.478cm" svg:height="0.457cm" svg:x="22.341cm" svg:y="20.75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2.863cm" svg:y="20.75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2" draw:text-style-name="P2" draw:layer="layout" svg:width="0.396cm" svg:height="0.488cm" svg:x="23.591cm" svg:y="20.743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2" draw:text-style-name="P2" draw:layer="layout" svg:width="0.311cm" svg:height="0.457cm" svg:x="24.026cm" svg:y="20.758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2" draw:text-style-name="P2" draw:layer="layout" svg:width="0.079cm" svg:height="0.201cm" svg:x="24.408cm" svg:y="21.14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2" draw:text-style-name="P2" draw:layer="layout" svg:width="0.478cm" svg:height="0.457cm" svg:x="24.674cm" svg:y="20.75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5.098cm" svg:y="21.108cm" svg:viewBox="0 0 287 213" svg:d="M36 179c-2 5-6 17-6 19 0 9 10 15 17 15 8 0 16-6 18-11 1-4 5-19 9-29 2-10 8-30 10-42 3-11 5-21 7-32 6-19 8-23 21-42s34-44 70-44c27 0 27 25 27 33 0 28-19 81-27 100-5 14-7 17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5.436cm" svg:y="21.10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2" draw:text-style-name="P2" draw:layer="layout" svg:width="0.343cm" svg:height="0.212cm" svg:x="25.681cm" svg:y="21.10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display§s_{p'} \neq P_{new}, PMSI §svg§600§FALSE§</svg:desc>
          <draw:polygon draw:style-name="gr1" draw:text-style-name="P1" draw:layer="layout" svg:width="5.471cm" svg:height="0.657cm" svg:x="20.9cm" svg:y="12.825cm" svg:viewBox="0 0 5472 658" draw:points="2736,658 0,658 0,0 5472,0 5472,658">
            <text:p/>
          </draw:polygon>
          <draw:path draw:style-name="gr2" draw:text-style-name="P2" draw:layer="layout" svg:width="0.246cm" svg:height="0.303cm" svg:x="20.934cm" svg:y="12.99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1.214cm" svg:y="13.1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1.519cm" svg:y="13.069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333cm" svg:height="0.624cm" svg:x="21.981cm" svg:y="12.81cm" svg:viewBox="0 0 334 625" svg:d="M331 27c3-10 3-12 3-14 0-3-3-13-13-13-8 0-9 4-13 13l-302 586c-6 9-6 9-6 13s4 13 13 13c8 0 10-5 16-13z">
            <text:p/>
          </draw:path>
          <draw:path draw:style-name="gr2" draw:text-style-name="P2" draw:layer="layout" svg:width="0.446cm" svg:height="0.157cm" svg:x="21.926cm" svg:y="13.0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2.62cm" svg:y="12.833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3.043cm" svg:y="13.183cm" svg:viewBox="0 0 287 213" svg:d="M36 179c-2 5-6 17-6 19 0 9 10 15 18 15 7 0 15-6 17-11 1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3.383cm" svg:y="13.18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text-style-name="P2" draw:layer="layout" svg:width="0.343cm" svg:height="0.212cm" svg:x="23.627cm" svg:y="13.18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2" draw:text-style-name="P2" draw:layer="layout" svg:width="0.079cm" svg:height="0.201cm" svg:x="24.094cm" svg:y="13.21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2" draw:text-style-name="P2" draw:layer="layout" svg:width="0.478cm" svg:height="0.457cm" svg:x="24.36cm" svg:y="12.833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4.884cm" svg:y="12.83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2" draw:text-style-name="P2" draw:layer="layout" svg:width="0.396cm" svg:height="0.488cm" svg:x="25.61cm" svg:y="12.818cm" svg:viewBox="0 0 397 489" svg:d="M397 8c0-4 0-8-6-8-3 0-5 0-13 10l-32 38c-17-31-51-48-95-48-86 0-167 78-167 158 0 55 36 85 70 95l72 19c25 6 63 17 63 72 0 59-55 124-122 124-44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2" draw:text-style-name="P2" draw:layer="layout" svg:width="0.311cm" svg:height="0.457cm" svg:x="26.047cm" svg:y="12.83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</draw:g>
        <draw:g>
          <svg:title>TexMaths</svg:title>
          <svg:desc>19§display§\text{Attach  Request } (q_2)§svg§600§FALSE§</svg:desc>
          <draw:polygon draw:style-name="gr1" draw:text-style-name="P1" draw:layer="layout" svg:width="5.876cm" svg:height="0.666cm" svg:x="7.756cm" svg:y="15.507cm" svg:viewBox="0 0 5877 667" draw:points="2939,667 0,667 0,0 5877,0 5877,667">
            <text:p/>
          </draw:polygon>
          <draw:path draw:style-name="gr2" draw:text-style-name="P2" draw:layer="layout" svg:width="0.459cm" svg:height="0.48cm" svg:x="7.777cm" svg:y="15.52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2" draw:text-style-name="P2" draw:layer="layout" svg:width="0.21cm" svg:height="0.419cm" svg:x="8.25cm" svg:y="15.594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21cm" svg:height="0.419cm" svg:x="8.508cm" svg:y="15.594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303cm" svg:height="0.307cm" svg:x="8.782cm" svg:y="15.70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text-style-name="P2" draw:layer="layout" svg:width="0.256cm" svg:height="0.307cm" svg:x="9.109cm" svg:y="15.70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2" draw:text-style-name="P2" draw:layer="layout" svg:width="0.337cm" svg:height="0.465cm" svg:x="9.384cm" svg:y="15.543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2" draw:text-style-name="P2" draw:layer="layout" svg:width="0.466cm" svg:height="0.472cm" svg:x="9.979cm" svg:y="15.551cm" svg:viewBox="0 0 467 473" svg:d="M127 220v-172c0-16 0-23 14-25 7-2 26-2 40-2 60 0 136 2 136 101 0 45-17 98-116 98zM268 230c65-15 118-57 118-108 0-65-76-122-175-122h-211v21h17c51 0 51 8 51 32v352c0 25 0 32-51 32h-17v21c25-2 72-2 99-2 25 0 72 0 97 2v-21h-15c-54 0-54-7-54-32v-169h76c12 0 40 0 63 22 27 25 27 46 27 90s0 72 26 97c27 24 65 28 84 28 53 0 64-55 64-74 0-4 0-11-9-11-6 0-6 5-8 11-3 48-26 59-43 59-33 0-38-34-48-97l-9-53c-12-44-44-65-82-78z">
            <text:p/>
          </draw:path>
          <draw:path draw:style-name="gr2" draw:text-style-name="P2" draw:layer="layout" svg:width="0.259cm" svg:height="0.307cm" svg:x="10.464cm" svg:y="15.7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33cm" svg:height="0.427cm" svg:x="10.764cm" svg:y="15.7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2" draw:text-style-name="P2" draw:layer="layout" svg:width="0.337cm" svg:height="0.303cm" svg:x="11.113cm" svg:y="15.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1.48cm" svg:y="15.7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219cm" svg:height="0.307cm" svg:x="11.78cm" svg:y="15.70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1cm" svg:height="0.419cm" svg:x="12.033cm" svg:y="15.594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157cm" svg:height="0.668cm" svg:x="12.584cm" svg:y="15.50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2" draw:text-style-name="P2" draw:layer="layout" svg:width="0.276cm" svg:height="0.427cm" svg:x="12.803cm" svg:y="15.7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2" draw:text-style-name="P2" draw:layer="layout" svg:width="0.208cm" svg:height="0.311cm" svg:x="13.103cm" svg:y="15.796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2" draw:text-style-name="P2" draw:layer="layout" svg:width="0.157cm" svg:height="0.668cm" svg:x="13.411cm" svg:y="15.50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\text{AV Request} ($q_2$)§svg§600§FALSE§</svg:desc>
          <draw:polygon draw:style-name="gr1" draw:text-style-name="P1" draw:layer="layout" svg:width="4.819cm" svg:height="0.666cm" svg:x="16.927cm" svg:y="15.607cm" svg:viewBox="0 0 4820 667" draw:points="2409,667 0,667 0,0 4820,0 4820,667">
            <text:p/>
          </draw:polygon>
          <draw:path draw:style-name="gr2" draw:text-style-name="P2" draw:layer="layout" svg:width="0.459cm" svg:height="0.48cm" svg:x="16.948cm" svg:y="15.628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2" draw:text-style-name="P2" draw:layer="layout" svg:width="0.476cm" svg:height="0.472cm" svg:x="17.364cm" svg:y="15.651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2" draw:text-style-name="P2" draw:layer="layout" svg:width="0.466cm" svg:height="0.472cm" svg:x="18.097cm" svg:y="15.651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7 25 27 46 27 90s0 72 26 97c27 24 65 28 84 28 53 0 64-55 64-74 0-4 0-11-9-11-8 0-8 5-8 11-4 48-26 59-43 59-33 0-38-34-48-97l-9-53c-12-44-44-65-82-78z">
            <text:p/>
          </draw:path>
          <draw:path draw:style-name="gr2" draw:text-style-name="P2" draw:layer="layout" svg:width="0.259cm" svg:height="0.307cm" svg:x="18.582cm" svg:y="15.8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cm" svg:height="0.427cm" svg:x="18.882cm" svg:y="15.8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337cm" svg:height="0.303cm" svg:x="19.232cm" svg:y="15.8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9.598cm" svg:y="15.8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219cm" svg:height="0.307cm" svg:x="19.897cm" svg:y="15.806cm" svg:viewBox="0 0 220 308" svg:d="M118 171c15 2 70 13 70 61 0 34-25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2" draw:text-style-name="P2" draw:layer="layout" svg:width="0.21cm" svg:height="0.419cm" svg:x="20.149cm" svg:y="15.694cm" svg:viewBox="0 0 211 420" svg:d="M104 144h95v-20h-95v-124h-17c-2 55-21 127-87 129v15h57v185c0 83 63 91 87 91 48 0 67-47 67-91v-38h-17v38c0 49-21 74-46 74-44 0-44-61-44-72z">
            <text:p/>
          </draw:path>
          <draw:path draw:style-name="gr2" draw:text-style-name="P2" draw:layer="layout" svg:width="0.157cm" svg:height="0.668cm" svg:x="20.696cm" svg:y="15.60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2" draw:text-style-name="P2" draw:layer="layout" svg:width="0.276cm" svg:height="0.427cm" svg:x="20.917cm" svg:y="15.81cm" svg:viewBox="0 0 277 428" svg:d="M277 8c0-4-2-8-7-8-8 0-34 27-46 48-15-37-40-48-63-48-77 0-161 99-161 196 0 66 40 108 89 108 29 0 55-17 78-40-6 23-26 114-28 120-6 19-12 21-50 23-9 0-15 0-15 13 0 0 0 8 10 8 20 0 43-4 66-4s48 4 68 4c4 0 14 0 14-16 0-5-8-5-17-5-33 0-33-6-33-12 0-5 0-9 2-15zM91 289c-40 0-44-51-44-63 0-32 19-104 31-133 21-49 57-78 83-78 44 0 54 53 54 59 0 4-36 150-38 154-12 19-48 61-86 61z">
            <text:p/>
          </draw:path>
          <draw:path draw:style-name="gr2" draw:text-style-name="P2" draw:layer="layout" svg:width="0.208cm" svg:height="0.311cm" svg:x="21.217cm" svg:y="15.896cm" svg:viewBox="0 0 209 312" svg:d="M209 226h-17c0 12-6 38-12 44-3 2-39 2-47 2h-86c50-44 65-57 94-78 36-29 68-57 68-103 0-57-51-91-110-91s-99 42-99 84c0 24 21 26 25 26 11 0 24-7 24-24 0-8-2-25-26-25 13-34 45-44 68-44 48 0 72 36 72 74 0 42-30 74-45 91l-114 113c-4 3-4 3-4 17h194z">
            <text:p/>
          </draw:path>
          <draw:path draw:style-name="gr2" draw:text-style-name="P2" draw:layer="layout" svg:width="0.157cm" svg:height="0.668cm" svg:x="21.525cm" svg:y="15.60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0" draw:text-style-name="P3" draw:layer="layout" svg:x1="4.721cm" svg:y1="5.101cm" svg:x2="4.721cm" svg:y2="12.721cm">
          <text:p/>
        </draw:line>
        <draw:line draw:style-name="gr10" draw:text-style-name="P3" draw:layer="layout" svg:x1="9.721cm" svg:y1="5.101cm" svg:x2="9.721cm" svg:y2="12.721cm">
          <text:p/>
        </draw:line>
        <draw:line draw:style-name="gr10" draw:text-style-name="P3" draw:layer="layout" svg:x1="14.921cm" svg:y1="5.101cm" svg:x2="14.921cm" svg:y2="12.721cm">
          <text:p/>
        </draw:line>
        <draw:g>
          <svg:title>TexMaths</svg:title>
          <svg:desc>28§latex§\text{FUE}§svg§600§TRUE§</svg:desc>
          <draw:polygon draw:style-name="gr11" draw:text-style-name="P6" draw:layer="layout" svg:width="2.043cm" svg:height="0.671cm" svg:x="3.759cm" svg:y="4.089cm" svg:viewBox="0 0 2044 672" draw:points="1022,672 0,672 0,0 2044,0 2044,672">
            <text:p/>
          </draw:polygon>
          <draw:path draw:style-name="gr2" draw:text-style-name="P2" draw:layer="layout" svg:width="0.57cm" svg:height="0.671cm" svg:x="3.793cm" svg:y="4.089cm" svg:viewBox="0 0 571 672" svg:d="M543 0h-543v31h22c79 0 79 11 79 47v515c0 37 0 48-79 48h-22v31c34-3 112-3 151-3s129 0 165 3v-31h-33c-93 0-93-14-93-48v-243h84c96 0 107 33 107 117h22v-263h-22c0 84-11 115-107 115h-84v-249c0-34 3-39 48-39h120c146 0 171 56 188 190h25z">
            <text:p/>
          </draw:path>
          <draw:path draw:style-name="gr2" draw:text-style-name="P2" draw:layer="layout" svg:width="0.674cm" svg:height="0.696cm" svg:x="4.431cm" svg:y="4.086cm" svg:viewBox="0 0 675 697" svg:d="M543 448c0 140-95 218-190 218-48 0-163-25-163-213v-375c0-36 0-47 79-47h22v-31c-33 3-106 3-145 3-37 0-112 0-146-3v31h22c79 0 79 11 79 47v373c0 137 115 246 249 246 115 0 204-92 221-204 3-20 3-28 3-70v-317c0-30 0-75 101-75v-31c-37 0-84 3-118 3-33 0-81-3-117-3v31c103 0 103 47 103 73z">
            <text:p/>
          </draw:path>
          <draw:path draw:style-name="gr2" draw:text-style-name="P2" draw:layer="layout" svg:width="0.612cm" svg:height="0.671cm" svg:x="5.167cm" svg:y="4.089cm" svg:viewBox="0 0 613 672" svg:d="M101 593c0 37 0 48-79 48h-22v31h571l42-255h-25c-25 151-48 224-218 224h-132c-48 0-48-6-48-39v-263h90c95 0 106 30 106 114h26v-263h-26c0 87-11 118-106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11" draw:text-style-name="P6" draw:layer="layout" svg:width="1.281cm" svg:height="0.671cm" svg:x="9.159cm" svg:y="4.112cm" svg:viewBox="0 0 1282 672" draw:points="641,672 0,672 0,0 1282,0 1282,672">
            <text:p/>
          </draw:polygon>
          <draw:path draw:style-name="gr2" draw:text-style-name="P2" draw:layer="layout" svg:width="0.438cm" svg:height="0.719cm" svg:x="9.215cm" svg:y="4.087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2" draw:text-style-name="P2" draw:layer="layout" svg:width="0.674cm" svg:height="0.674cm" svg:x="9.736cm" svg:y="4.109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11" draw:text-style-name="P6" draw:layer="layout" svg:width="1.472cm" svg:height="0.671cm" svg:x="14.36cm" svg:y="4.09cm" svg:viewBox="0 0 1473 672" draw:points="737,672 0,672 0,0 1473,0 1473,672">
            <text:p/>
          </draw:polygon>
          <draw:path draw:style-name="gr2" draw:text-style-name="P2" draw:layer="layout" svg:width="0.674cm" svg:height="0.674cm" svg:x="14.394cm" svg:y="4.087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2" draw:text-style-name="P2" draw:layer="layout" svg:width="0.674cm" svg:height="0.674cm" svg:x="15.127cm" svg:y="4.087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11" draw:text-style-name="P6" draw:layer="layout" svg:width="5.621cm" svg:height="0.623cm" svg:x="16.563cm" svg:y="4.095cm" svg:viewBox="0 0 5622 624" draw:points="2812,624 0,624 0,0 5622,0 5622,624">
            <text:p/>
          </draw:polygon>
          <draw:path draw:style-name="gr2" draw:text-style-name="P2" draw:layer="layout" svg:width="0.415cm" svg:height="0.481cm" svg:x="16.587cm" svg:y="4.101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2" draw:text-style-name="P2" draw:layer="layout" svg:width="0.231cm" svg:height="0.323cm" svg:x="17.063cm" svg:y="4.26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2" draw:text-style-name="P2" draw:layer="layout" svg:width="0.273cm" svg:height="0.323cm" svg:x="17.335cm" svg:y="4.26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2" draw:text-style-name="P2" draw:layer="layout" svg:width="0.355cm" svg:height="0.319cm" svg:x="17.649cm" svg:y="4.27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2" draw:text-style-name="P2" draw:layer="layout" svg:width="0.347cm" svg:height="0.497cm" svg:x="18.041cm" svg:y="4.09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2" draw:text-style-name="P2" draw:layer="layout" svg:width="0.313cm" svg:height="0.323cm" svg:x="18.425cm" svg:y="4.267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2" draw:text-style-name="P2" draw:layer="layout" svg:width="0.355cm" svg:height="0.311cm" svg:x="18.777cm" svg:y="4.27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2" draw:text-style-name="P2" draw:layer="layout" svg:width="0.345cm" svg:height="0.449cm" svg:x="19.139cm" svg:y="4.27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2" draw:text-style-name="P2" draw:layer="layout" svg:width="0.549cm" svg:height="0.311cm" svg:x="19.517cm" svg:y="4.271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2" draw:text-style-name="P2" draw:layer="layout" svg:width="0.313cm" svg:height="0.513cm" svg:x="20.351cm" svg:y="4.08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2" draw:text-style-name="P2" draw:layer="layout" svg:width="0.221cm" svg:height="0.441cm" svg:x="20.715cm" svg:y="4.149cm" svg:viewBox="0 0 222 442" svg:d="M110 152h100v-22h-100v-130h-18c-2 58-22 134-92 136v16h60v194c0 88 66 96 92 96 50 0 70-50 70-96v-40h-18v40c0 52-22 78-48 78-46 0-46-64-46-76z">
            <text:p/>
          </draw:path>
          <draw:path draw:style-name="gr2" draw:text-style-name="P2" draw:layer="layout" svg:width="0.317cm" svg:height="0.323cm" svg:x="21.003cm" svg:y="4.26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2" draw:text-style-name="P2" draw:layer="layout" svg:width="0.221cm" svg:height="0.441cm" svg:x="21.337cm" svg:y="4.149cm" svg:viewBox="0 0 222 442" svg:d="M110 152h100v-22h-100v-130h-18c-2 58-22 134-92 136v16h60v194c0 88 66 96 92 96 50 0 70-50 70-96v-40h-18v40c0 52-20 78-48 78-46 0-46-64-46-76z">
            <text:p/>
          </draw:path>
          <draw:path draw:style-name="gr2" draw:text-style-name="P2" draw:layer="layout" svg:width="0.273cm" svg:height="0.323cm" svg:x="21.615cm" svg:y="4.26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2" draw:text-style-name="P2" draw:layer="layout" svg:width="0.231cm" svg:height="0.323cm" svg:x="21.931cm" svg:y="4.26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line draw:style-name="gr12" draw:text-style-name="P7" draw:layer="layout" svg:x1="9.821cm" svg:y1="7.387cm" svg:x2="4.721cm" svg:y2="7.387cm">
          <text:p/>
        </draw:line>
        <draw:line draw:style-name="gr12" draw:text-style-name="P7" draw:layer="layout" svg:x1="14.921cm" svg:y1="7.387cm" svg:x2="9.821cm" svg:y2="7.387cm">
          <text:p/>
        </draw:line>
        <draw:g>
          <svg:title>TexMaths</svg:title>
          <svg:desc>16§latex§if $\exists x$ such that $q_1 = P_x^{'}$ then $P_x^{'},P_x^{''}$§svg§600§TRUE§</svg:desc>
          <draw:polygon draw:style-name="gr11" draw:text-style-name="P6" draw:layer="layout" svg:width="8.748cm" svg:height="0.669cm" svg:x="16.545cm" svg:y="7.01cm" svg:viewBox="0 0 8749 670" draw:points="4375,670 0,670 0,0 8749,0 8749,670">
            <text:p/>
          </draw:polygon>
          <draw:path draw:style-name="gr2" draw:text-style-name="P2" draw:layer="layout" svg:width="0.121cm" svg:height="0.376cm" svg:x="16.564cm" svg:y="7.163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text-style-name="P2" draw:layer="layout" svg:width="0.183cm" svg:height="0.397cm" svg:x="16.719cm" svg:y="7.142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2" draw:text-style-name="P2" draw:layer="layout" svg:width="0.25cm" svg:height="0.391cm" svg:x="17.091cm" svg:y="7.149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2" draw:text-style-name="P2" draw:layer="layout" svg:width="0.281cm" svg:height="0.255cm" svg:x="17.387cm" svg:y="7.291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2" draw:text-style-name="P2" draw:layer="layout" svg:width="0.185cm" svg:height="0.258cm" svg:x="17.897cm" svg:y="7.28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84cm" svg:height="0.255cm" svg:x="18.118cm" svg:y="7.291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215cm" svg:height="0.258cm" svg:x="18.43cm" svg:y="7.286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text-style-name="P2" draw:layer="layout" svg:width="0.284cm" svg:height="0.391cm" svg:x="18.662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177cm" svg:height="0.352cm" svg:x="19.153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19.379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53cm" svg:height="0.258cm" svg:x="19.695cm" svg:y="7.286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2cm" svg:x="19.963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33cm" svg:height="0.359cm" svg:x="20.38cm" svg:y="7.291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text-style-name="P2" draw:layer="layout" svg:width="0.145cm" svg:height="0.261cm" svg:x="20.651cm" svg:y="7.361cm" svg:viewBox="0 0 146 262" svg:d="M90 11c0-11 0-11-12-11-25 26-62 26-78 26v14c10 0 35 0 58-11v201c0 13 0 18-40 18h-15v14c7 0 56-1 71-1 12 0 62 1 72 1v-14h-16c-40 0-40-5-40-18z">
            <text:p/>
          </draw:path>
          <draw:path draw:style-name="gr2" draw:text-style-name="P2" draw:layer="layout" svg:width="0.375cm" svg:height="0.132cm" svg:x="21.048cm" svg:y="7.333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text-style-name="P2" draw:layer="layout" svg:width="0.402cm" svg:height="0.384cm" svg:x="21.63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2.072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12cm" svg:height="0.178cm" svg:x="21.987cm" svg:y="7.50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2" draw:text-style-name="P2" draw:layer="layout" svg:width="0.177cm" svg:height="0.352cm" svg:x="22.449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22.673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22.982cm" svg:y="7.28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49cm" svg:x="23.235cm" svg:y="7.29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402cm" svg:height="0.384cm" svg:x="23.737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179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12cm" svg:height="0.178cm" svg:x="24.094cm" svg:y="7.504cm" svg:viewBox="0 0 213 179" svg:d="M80 133c-5 14-18 35-37 35-1 0-14 0-22-5 16-6 17-21 17-22 0-10-6-15-16-15-11 0-22 10-22 24 0 20 22 29 42 29 17 0 35-11 44-29 10 21 31 29 47 29 46 0 70-49 70-61 0-4-5-4-6-4-5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2" draw:text-style-name="P2" draw:layer="layout" svg:width="0.066cm" svg:height="0.169cm" svg:x="24.406cm" svg:y="7.48cm" svg:viewBox="0 0 67 170" svg:d="M67 59c0-37-14-59-37-59-19 0-30 14-30 30 0 15 11 31 30 31 7 0 15-3 21-8 2-2 2-2 3-2v8c0 43-19 77-38 96-6 5-6 7-6 8 0 5 3 7 4 7 7 0 53-44 53-111z">
            <text:p/>
          </draw:path>
          <draw:path draw:style-name="gr2" draw:text-style-name="P2" draw:layer="layout" svg:width="0.402cm" svg:height="0.384cm" svg:x="24.63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5.07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195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12cm" svg:height="0.178cm" svg:x="24.985cm" svg:y="7.50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</draw:g>
        <draw:g>
          <svg:title>TexMaths</svg:title>
          <svg:desc>18§latex§$q_1$§svg§600§TRUE§</svg:desc>
          <draw:polygon draw:style-name="gr11" draw:text-style-name="P6" draw:layer="layout" svg:width="0.534cm" svg:height="0.395cm" svg:x="6.721cm" svg:y="6.638cm" svg:viewBox="0 0 535 396" draw:points="267,396 0,396 0,0 535,0 535,396">
            <text:p/>
          </draw:polygon>
          <draw:path draw:style-name="gr2" draw:text-style-name="P2" draw:layer="layout" svg:width="0.262cm" svg:height="0.404cm" svg:x="6.746cm" svg:y="6.629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63cm" svg:height="0.294cm" svg:x="7.051cm" svg:y="6.71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latex§$q_1$§svg§600§TRUE§</svg:desc>
          <draw:polygon draw:style-name="gr11" draw:text-style-name="P6" draw:layer="layout" svg:width="0.534cm" svg:height="0.395cm" svg:x="12.122cm" svg:y="6.639cm" svg:viewBox="0 0 535 396" draw:points="267,396 0,396 0,0 535,0 535,396">
            <text:p/>
          </draw:polygon>
          <draw:path draw:style-name="gr2" draw:text-style-name="P2" draw:layer="layout" svg:width="0.262cm" svg:height="0.404cm" svg:x="12.147cm" svg:y="6.63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63cm" svg:height="0.294cm" svg:x="12.452cm" svg:y="6.711cm" svg:viewBox="0 0 164 295" svg:d="M101 13c0-13 0-13-13-13-29 29-70 29-88 29v16c11 0 40 0 65-13v227c0 15 0 20-45 20h-16v16c7 0 63-2 79-2 14 0 70 2 81 2v-16h-18c-45 0-45-5-45-20z">
            <text:p/>
          </draw:path>
        </draw:g>
        <draw:line draw:style-name="gr12" draw:text-style-name="P7" draw:layer="layout" svg:x1="9.808cm" svg:y1="8.682cm" svg:x2="4.708cm" svg:y2="8.682cm">
          <text:p/>
        </draw:line>
        <draw:line draw:style-name="gr12" draw:text-style-name="P7" draw:layer="layout" svg:x1="14.908cm" svg:y1="8.682cm" svg:x2="9.808cm" svg:y2="8.682cm">
          <text:p/>
        </draw:line>
        <draw:g>
          <svg:title>TexMaths</svg:title>
          <svg:desc>18§latex§$q_2$§svg§600§TRUE§</svg:desc>
          <draw:polygon draw:style-name="gr11" draw:text-style-name="P6" draw:layer="layout" svg:width="0.534cm" svg:height="0.395cm" svg:x="6.709cm" svg:y="8.034cm" svg:viewBox="0 0 535 396" draw:points="267,396 0,396 0,0 535,0 535,396">
            <text:p/>
          </draw:polygon>
          <draw:path draw:style-name="gr2" draw:text-style-name="P2" draw:layer="layout" svg:width="0.262cm" svg:height="0.404cm" svg:x="6.734cm" svg:y="8.025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97cm" svg:height="0.294cm" svg:x="7.019cm" svg:y="8.106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q_2$§svg§600§TRUE§</svg:desc>
          <draw:polygon draw:style-name="gr11" draw:text-style-name="P6" draw:layer="layout" svg:width="0.534cm" svg:height="0.395cm" svg:x="12.035cm" svg:y="8.035cm" svg:viewBox="0 0 535 396" draw:points="267,396 0,396 0,0 535,0 535,396">
            <text:p/>
          </draw:polygon>
          <draw:path draw:style-name="gr2" draw:text-style-name="P2" draw:layer="layout" svg:width="0.262cm" svg:height="0.404cm" svg:x="12.06cm" svg:y="8.026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97cm" svg:height="0.294cm" svg:x="12.345cm" svg:y="8.107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6§latex§if $\exists y$ such that $q_2 = P_y^{'}$ then $P_y^{'},P_y^{''}$§svg§600§TRUE§</svg:desc>
          <draw:polygon draw:style-name="gr11" draw:text-style-name="P6" draw:layer="layout" svg:width="8.697cm" svg:height="0.745cm" svg:x="16.548cm" svg:y="8.412cm" svg:viewBox="0 0 8698 746" draw:points="4349,746 0,746 0,0 8698,0 8698,746">
            <text:p/>
          </draw:polygon>
          <draw:path draw:style-name="gr2" draw:text-style-name="P2" draw:layer="layout" svg:width="0.121cm" svg:height="0.377cm" svg:x="16.567cm" svg:y="8.56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2" draw:text-style-name="P2" draw:layer="layout" svg:width="0.183cm" svg:height="0.397cm" svg:x="16.722cm" svg:y="8.544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2" draw:text-style-name="P2" draw:layer="layout" svg:width="0.25cm" svg:height="0.391cm" svg:x="17.094cm" svg:y="8.551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2" draw:text-style-name="P2" draw:layer="layout" svg:width="0.26cm" svg:height="0.364cm" svg:x="17.39cm" svg:y="8.693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2" draw:text-style-name="P2" draw:layer="layout" svg:width="0.185cm" svg:height="0.258cm" svg:x="17.874cm" svg:y="8.688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84cm" svg:height="0.255cm" svg:x="18.095cm" svg:y="8.693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215cm" svg:height="0.258cm" svg:x="18.407cm" svg:y="8.68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text-style-name="P2" draw:layer="layout" svg:width="0.284cm" svg:height="0.391cm" svg:x="18.639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177cm" svg:height="0.353cm" svg:x="19.131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text-style-name="P2" draw:layer="layout" svg:width="0.284cm" svg:height="0.391cm" svg:x="19.356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53cm" svg:height="0.258cm" svg:x="19.673cm" svg:y="8.68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3cm" svg:x="19.94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text-style-name="P2" draw:layer="layout" svg:width="0.233cm" svg:height="0.359cm" svg:x="20.358cm" svg:y="8.693cm" svg:viewBox="0 0 234 360" svg:d="M234 6c0-3-2-6-7-6-6 0-29 22-38 40-13-30-34-40-53-40-66 0-136 83-136 165 0 56 34 91 75 91 24 0 47-14 66-34-5 20-23 96-24 101-5 16-10 18-42 19-8 0-13 0-13 12 0 0 0 6 8 6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text-style-name="P2" draw:layer="layout" svg:width="0.175cm" svg:height="0.261cm" svg:x="20.609cm" svg:y="8.76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text-style-name="P2" draw:layer="layout" svg:width="0.375cm" svg:height="0.132cm" svg:x="21.025cm" svg:y="8.735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text-style-name="P2" draw:layer="layout" svg:width="0.402cm" svg:height="0.385cm" svg:x="21.607cm" svg:y="8.557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2.049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02cm" svg:height="0.255cm" svg:x="21.964cm" svg:y="8.906cm" svg:viewBox="0 0 203 256" svg:d="M202 26c1-7 1-7 1-10 0-8-6-13-13-13-4 0-11 3-16 10-1 3-4 16-6 24l-8 32c-3 9-16 59-16 64-2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2" draw:text-style-name="P2" draw:layer="layout" svg:width="0.177cm" svg:height="0.353cm" svg:x="22.414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text-style-name="P2" draw:layer="layout" svg:width="0.284cm" svg:height="0.391cm" svg:x="22.638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22.948cm" svg:y="8.6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49cm" svg:x="23.2cm" svg:y="8.69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402cm" svg:height="0.385cm" svg:x="23.702cm" svg:y="8.557cm" svg:viewBox="0 0 403 386" svg:d="M149 208h96c80 0 158-59 158-123 0-43-37-85-112-85h-182c-11 0-18 0-18 11 0 7 7 7 18 7 6 0 17 0 24 1 9 0 13 2 13 8 0 3-2 5-4 11l-75 304c-6 21-6 26-51 26-10 0-16 0-16 11 0 7 6 7 8 7 16 0 56-2 72-2 11 0 24 0 37 0 11 0 24 2 37 2 3 0 11 0 11-12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144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02cm" svg:height="0.255cm" svg:x="24.057cm" svg:y="8.906cm" svg:viewBox="0 0 203 256" svg:d="M202 26c1-7 1-7 1-10 0-8-6-13-13-13-4 0-11 3-16 10-1 3-4 16-6 24l-8 32c-3 9-16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2" draw:text-style-name="P2" draw:layer="layout" svg:width="0.066cm" svg:height="0.169cm" svg:x="24.358cm" svg:y="8.882cm" svg:viewBox="0 0 67 170" svg:d="M67 59c0-37-14-59-37-59-19 0-30 14-30 30 0 15 11 31 30 31 7 0 15-3 21-8 2-2 2-2 2-2 1 0 1 0 1 8 0 43-19 77-38 96-6 5-6 7-6 8 0 5 3 7 4 7 7 0 53-44 53-111z">
            <text:p/>
          </draw:path>
          <draw:path draw:style-name="gr2" draw:text-style-name="P2" draw:layer="layout" svg:width="0.402cm" svg:height="0.385cm" svg:x="24.582cm" svg:y="8.557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5.024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147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02cm" svg:height="0.255cm" svg:x="24.937cm" svg:y="8.906cm" svg:viewBox="0 0 203 256" svg:d="M202 26c1-7 1-7 1-10 0-8-6-13-13-13-4 0-11 3-16 10-1 3-4 16-6 24l-8 32c-3 9-16 59-16 64-2 0-18 35-50 35-27 0-27-26-27-34 0-20 10-46 23-76 3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</draw:g>
        <draw:g>
          <svg:title>TexMaths</svg:title>
          <svg:desc>16§latex§if $\exists z$ such that $q_2 = P_z^{''}$ then $P_z^{''},P_z^{'''}$§svg§600§TRUE§</svg:desc>
          <draw:polygon draw:style-name="gr11" draw:text-style-name="P6" draw:layer="layout" svg:width="9.034cm" svg:height="0.669cm" svg:x="16.549cm" svg:y="9.315cm" svg:viewBox="0 0 9035 670" draw:points="4517,670 0,670 0,0 9035,0 9035,670">
            <text:p/>
          </draw:polygon>
          <draw:path draw:style-name="gr2" draw:text-style-name="P2" draw:layer="layout" svg:width="0.121cm" svg:height="0.376cm" svg:x="16.568cm" svg:y="9.468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text-style-name="P2" draw:layer="layout" svg:width="0.183cm" svg:height="0.397cm" svg:x="16.723cm" svg:y="9.447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2" draw:text-style-name="P2" draw:layer="layout" svg:width="0.25cm" svg:height="0.391cm" svg:x="17.095cm" svg:y="9.454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2" draw:text-style-name="P2" draw:layer="layout" svg:width="0.239cm" svg:height="0.255cm" svg:x="17.399cm" svg:y="9.596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2" draw:text-style-name="P2" draw:layer="layout" svg:width="0.185cm" svg:height="0.258cm" svg:x="17.866cm" svg:y="9.59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84cm" svg:height="0.255cm" svg:x="18.087cm" svg:y="9.59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215cm" svg:height="0.258cm" svg:x="18.399cm" svg:y="9.591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text-style-name="P2" draw:layer="layout" svg:width="0.284cm" svg:height="0.391cm" svg:x="18.631cm" svg:y="9.454cm" svg:viewBox="0 0 285 392" svg:d="M45 349c0 25-7 25-45 25v18c19 0 48-2 64-2 14 0 43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177cm" svg:height="0.352cm" svg:x="19.122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19.347cm" svg:y="9.45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53cm" svg:height="0.258cm" svg:x="19.664cm" svg:y="9.591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2cm" svg:x="19.931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33cm" svg:height="0.359cm" svg:x="20.349cm" svg:y="9.596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text-style-name="P2" draw:layer="layout" svg:width="0.175cm" svg:height="0.261cm" svg:x="20.6cm" svg:y="9.66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text-style-name="P2" draw:layer="layout" svg:width="0.375cm" svg:height="0.132cm" svg:x="21.016cm" svg:y="9.638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text-style-name="P2" draw:layer="layout" svg:width="0.402cm" svg:height="0.384cm" svg:x="21.598cm" svg:y="9.46cm" svg:viewBox="0 0 403 385" svg:d="M149 208h96c80 0 158-59 158-123 0-43-37-85-112-85h-182c-11 0-18 0-18 11 0 7 7 7 18 7 6 0 17 0 24 1 9 0 13 2 13 8 0 3-2 5-4 11l-75 304c-6 21-6 26-51 26-10 0-16 0-16 11 0 6 6 6 8 6 16 0 56-1 72-1 11 0 24 0 37 0 11 0 24 1 37 1 3 0 11 0 11-11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2.04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2.163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1.96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text-style-name="P2" draw:layer="layout" svg:width="0.177cm" svg:height="0.352cm" svg:x="22.517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22.742cm" svg:y="9.45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23.051cm" svg:y="9.59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49cm" svg:x="23.302cm" svg:y="9.596cm" svg:viewBox="0 0 285 250" svg:d="M45 56v150c0 26-7 26-45 26v18c19 0 48-2 64-2 14 0 43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402cm" svg:height="0.384cm" svg:x="23.805cm" svg:y="9.46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246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4.37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4.166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text-style-name="P2" draw:layer="layout" svg:width="0.066cm" svg:height="0.169cm" svg:x="24.573cm" svg:y="9.785cm" svg:viewBox="0 0 67 170" svg:d="M67 59c0-37-14-59-37-59-19 0-30 14-30 30 0 15 11 31 30 31 7 0 15-3 21-8 2-2 2-2 3-2v8c0 43-19 77-38 96-6 5-6 7-6 8 0 5 3 7 4 7 7 0 53-44 53-111z">
            <text:p/>
          </draw:path>
          <draw:path draw:style-name="gr2" draw:text-style-name="P2" draw:layer="layout" svg:width="0.402cm" svg:height="0.384cm" svg:x="24.797cm" svg:y="9.46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5.238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362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485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5.157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draw:custom-shape draw:style-name="gr13" draw:text-style-name="P8" draw:layer="layout" svg:width="0.254cm" svg:height="0.254cm" svg:x="6.859cm" svg:y="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54cm" svg:height="0.254cm" svg:x="6.8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54cm" svg:height="0.254cm" svg:x="6.8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9.795cm" svg:y1="11.678cm" svg:x2="4.695cm" svg:y2="11.678cm">
          <text:p/>
        </draw:line>
        <draw:line draw:style-name="gr12" draw:text-style-name="P7" draw:layer="layout" svg:x1="14.895cm" svg:y1="11.678cm" svg:x2="9.795cm" svg:y2="11.678cm">
          <text:p/>
        </draw:line>
        <draw:g>
          <svg:title>TexMaths</svg:title>
          <svg:desc>18§latex§$q_k$§svg§600§TRUE§</svg:desc>
          <draw:polygon draw:style-name="gr11" draw:text-style-name="P6" draw:layer="layout" svg:width="0.561cm" svg:height="0.395cm" svg:x="6.696cm" svg:y="11.031cm" svg:viewBox="0 0 562 396" draw:points="281,396 0,396 0,0 562,0 562,396">
            <text:p/>
          </draw:polygon>
          <draw:path draw:style-name="gr2" draw:text-style-name="P2" draw:layer="layout" svg:width="0.262cm" svg:height="0.404cm" svg:x="6.721cm" svg:y="11.022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219cm" svg:height="0.312cm" svg:x="7.011cm" svg:y="11.09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g>
          <svg:title>TexMaths</svg:title>
          <svg:desc>18§latex§$q_k$§svg§600§TRUE§</svg:desc>
          <draw:polygon draw:style-name="gr11" draw:text-style-name="P6" draw:layer="layout" svg:width="0.561cm" svg:height="0.395cm" svg:x="12.022cm" svg:y="11.032cm" svg:viewBox="0 0 562 396" draw:points="281,396 0,396 0,0 562,0 562,396">
            <text:p/>
          </draw:polygon>
          <draw:path draw:style-name="gr2" draw:text-style-name="P2" draw:layer="layout" svg:width="0.262cm" svg:height="0.404cm" svg:x="12.047cm" svg:y="11.023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219cm" svg:height="0.312cm" svg:x="12.337cm" svg:y="11.091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custom-shape draw:style-name="gr13" draw:text-style-name="P8" draw:layer="layout" svg:width="0.254cm" svg:height="0.254cm" svg:x="12.16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54cm" svg:height="0.254cm" svg:x="12.161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54cm" svg:height="0.254cm" svg:x="12.161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The user $z$'s state in UE: $P_z,P_z^{'}$§svg§600§TRUE§</svg:desc>
          <draw:polygon draw:style-name="gr11" draw:text-style-name="P6" draw:layer="layout" svg:width="7.82cm" svg:height="0.669cm" svg:x="16.609cm" svg:y="10.206cm" svg:viewBox="0 0 7821 670" draw:points="3911,670 0,670 0,0 7821,0 7821,670">
            <text:p/>
          </draw:polygon>
          <draw:path draw:style-name="gr2" draw:text-style-name="P2" draw:layer="layout" svg:width="0.365cm" svg:height="0.381cm" svg:x="16.63cm" svg:y="10.354cm" svg:viewBox="0 0 366 382" svg:d="M355 0h-344l-11 126h14c8-89 16-108 101-108 11 0 26 0 31 1 12 2 12 8 12 21v298c0 19 0 27-59 27h-22v17c22-1 80-1 105-1 28 0 85 0 108 1v-17h-23c-59 0-59-8-59-27v-298c0-11 0-19 11-21 5-1 21-1 32-1 85 0 93 19 101 108h14z">
            <text:p/>
          </draw:path>
          <draw:path draw:style-name="gr2" draw:text-style-name="P2" draw:layer="layout" svg:width="0.284cm" svg:height="0.391cm" svg:x="17.031cm" svg:y="10.345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17.34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55cm" svg:x="17.779cm" svg:y="10.487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185cm" svg:height="0.258cm" svg:x="18.091cm" svg:y="10.48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18cm" svg:height="0.258cm" svg:x="18.31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189cm" svg:height="0.249cm" svg:x="18.558cm" svg:y="10.48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2" draw:text-style-name="P2" draw:layer="layout" svg:width="0.239cm" svg:height="0.255cm" svg:x="18.974cm" svg:y="10.487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2" draw:text-style-name="P2" draw:layer="layout" svg:width="0.068cm" svg:height="0.169cm" svg:x="19.283cm" svg:y="10.345cm" svg:viewBox="0 0 69 170" svg:d="M69 59c0-33-13-59-39-59-20 0-30 16-30 30 0 15 10 31 30 31 12 0 20-7 23-10 1-1 1-1 3-1 0 0 0 8 0 9 0 19-3 59-40 95-6 6-6 8-6 9 0 5 3 7 4 7 7 0 55-44 55-111z">
            <text:p/>
          </draw:path>
          <draw:path draw:style-name="gr2" draw:text-style-name="P2" draw:layer="layout" svg:width="0.185cm" svg:height="0.258cm" svg:x="19.409cm" svg:y="10.48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185cm" svg:height="0.258cm" svg:x="19.817cm" svg:y="10.482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177cm" svg:height="0.352cm" svg:x="20.03cm" svg:y="10.39cm" svg:viewBox="0 0 178 353" svg:d="M88 122h80v-18h-80v-104h-14c-2 46-18 107-74 109v13h48v155c0 70 53 76 74 76 40 0 56-39 56-76v-32h-15v32c0 41-16 62-38 62-37 0-37-51-37-61z">
            <text:p/>
          </draw:path>
          <draw:path draw:style-name="gr2" draw:text-style-name="P2" draw:layer="layout" svg:width="0.253cm" svg:height="0.258cm" svg:x="20.262cm" svg:y="10.48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2cm" svg:x="20.529cm" svg:y="10.3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18cm" svg:height="0.258cm" svg:x="20.752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121cm" svg:height="0.376cm" svg:x="21.19cm" svg:y="10.359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text-style-name="P2" draw:layer="layout" svg:width="0.284cm" svg:height="0.249cm" svg:x="21.345cm" svg:y="10.48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385cm" svg:height="0.397cm" svg:x="21.844cm" svg:y="10.351cm" svg:viewBox="0 0 386 398" svg:d="M310 256c0 80-54 125-108 125-28 0-93-15-93-122v-214c0-21 0-27 45-27h12v-18c-19 2-60 2-83 2-21 0-64 0-83-2v18h14c44 0 44 6 44 27v213c0 78 65 140 142 140 66 0 117-53 126-116 2-12 2-16 2-40v-181c0-18 0-43 58-43v-18c-21 0-48 2-68 2-19 0-46-2-67-2v18c59 0 59 27 59 41z">
            <text:p/>
          </draw:path>
          <draw:path draw:style-name="gr2" draw:text-style-name="P2" draw:layer="layout" svg:width="0.349cm" svg:height="0.383cm" svg:x="22.265cm" svg:y="10.353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2" draw:text-style-name="P2" draw:layer="layout" svg:width="0.06cm" svg:height="0.242cm" svg:x="22.676cm" svg:y="10.492cm" svg:viewBox="0 0 61 243" svg:d="M61 30c0-17-13-30-31-30-16 0-30 13-30 30 0 16 14 31 30 31 18 0 31-15 31-31zM61 214c0-17-13-30-31-30-16 0-30 13-30 30 0 16 14 29 30 29 18 0 31-13 31-29z">
            <text:p/>
          </draw:path>
          <draw:path draw:style-name="gr2" draw:text-style-name="P2" draw:layer="layout" svg:width="0.402cm" svg:height="0.384cm" svg:x="22.993cm" svg:y="10.351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2" draw:text-style-name="P2" draw:layer="layout" svg:width="0.181cm" svg:height="0.178cm" svg:x="23.355cm" svg:y="10.645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text-style-name="P2" draw:layer="layout" svg:width="0.066cm" svg:height="0.169cm" svg:x="23.638cm" svg:y="10.676cm" svg:viewBox="0 0 67 170" svg:d="M67 59c0-37-14-59-37-59-19 0-30 14-30 30 0 15 11 31 30 31 7 0 15-3 21-8 2-2 2-2 3-2v8c0 43-19 77-38 96-6 5-6 7-6 8 0 5 3 7 4 7 7 0 53-44 53-111z">
            <text:p/>
          </draw:path>
          <draw:path draw:style-name="gr2" draw:text-style-name="P2" draw:layer="layout" svg:width="0.402cm" svg:height="0.384cm" svg:x="23.862cm" svg:y="10.351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304cm" svg:y="10.204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4.224cm" svg:y="10.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7-07-07T11:13:52.741326881</meta:creation-date>
    <dc:date>2017-07-17T00:15:04.260224829</dc:date>
    <meta:editing-duration>PT3H50M10S</meta:editing-duration>
    <meta:editing-cycles>9</meta:editing-cycles>
    <meta:generator>LibreOffice/5.1.6.2$Linux_X86_64 LibreOffice_project/10m0$Build-2</meta:generator>
    <meta:document-statistic meta:object-count="631"/>
  </office:meta>
</office:document-meta>
</file>